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0.84pt" fo:break-before="auto" style:use-optimal-row-height="false"/>
    </style:style>
    <style:style style:name="ro6" style:family="table-row">
      <style:table-row-properties style:row-height="44.11pt" fo:break-before="auto" style:use-optimal-row-height="fals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24.69pt" fo:break-before="auto" style:use-optimal-row-height="true"/>
    </style:style>
    <style:style style:name="ro11" style:family="table-row">
      <style:table-row-properties style:row-height="23.95pt" fo:break-before="auto" style:use-optimal-row-height="true"/>
    </style:style>
    <style:style style:name="ro12" style:family="table-row">
      <style:table-row-properties style:row-height="68.66pt" fo:break-before="auto" style:use-optimal-row-height="true"/>
    </style:style>
    <style:style style:name="ro13" style:family="table-row">
      <style:table-row-properties style:row-height="35.6pt" fo:break-before="auto" style:use-optimal-row-height="tru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5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3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6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.C2:.K2])*10" office:value-type="float" office:value="280" calcext:value-type="float">
            <text:p>280.0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4]*[.C$2]+[.D4]*[.D$2]+[.E4]*[.E$2]+[.F4]*[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4]/130*[.M4]" office:value-type="float" office:value="6.93923076923077" calcext:value-type="float">
            <text:p>6.94</text:p>
          </table:table-cell>
          <table:table-cell table:style-name="ce13" table:formula="of:=[.I4]*[.I$2]" office:value-type="float" office:value="86.7403846153846" calcext:value-type="float">
            <text:p>86.74</text:p>
          </table:table-cell>
          <table:table-cell office:value-type="float" office:value="8" calcext:value-type="float">
            <text:p>8.0</text:p>
          </table:table-cell>
          <table:table-cell table:style-name="ce15" table:formula="of:=[.K4]*[.K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.G4]+[.J4]+[.L4]" office:value-type="float" office:value="196.490384615385" calcext:value-type="float">
            <text:p>19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.C4]*[.C$2]+[.D4]*[.D$2]+[.E4]*[.E$2]+[.F4]*[.F$2]+[.I4]*[.I$2]+[.K4]*[.K$2])*[.O4]" office:value-type="float" office:value="146.188846153846" calcext:value-type="float">
            <text:p>146.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5]*[.C$2]+[.D5]*[.D$2]+[.E5]*[.E$2]+[.F5]*[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.H5]/130*[.M5]" office:value-type="float" office:value="1.47615384615385" calcext:value-type="float">
            <text:p>1.48</text:p>
          </table:table-cell>
          <table:table-cell table:style-name="ce13" table:formula="of:=[.I5]*[.I$2]" office:value-type="float" office:value="18.4519230769231" calcext:value-type="float">
            <text:p>18.45</text:p>
          </table:table-cell>
          <table:table-cell office:value-type="float" office:value="8" calcext:value-type="float">
            <text:p>8.0</text:p>
          </table:table-cell>
          <table:table-cell table:style-name="ce15" table:formula="of:=[.K5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5]+[.J5]+[.L5]" office:value-type="float" office:value="131.201923076923" calcext:value-type="float">
            <text:p>131</text:p>
          </table:table-cell>
          <table:table-cell office:value-type="percentage" office:value="0.93" calcext:value-type="percentage">
            <text:p>93.00%</text:p>
          </table:table-cell>
          <table:table-cell table:formula="of:=([.C5]*[.C$2]+[.D5]*[.D$2]+[.E5]*[.E$2]+[.F5]*[.F$2]+[.I5]*[.I$2]+[.K5]*[.K$2])*[.O5]" office:value-type="float" office:value="122.017788461538" calcext:value-type="float">
            <text:p>122.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6]*[.C$2]+[.D6]*[.D$2]+[.E6]*[.E$2]+[.F6]*[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.H6]/130*[.M6]" office:value-type="float" office:value="1.20461538461538" calcext:value-type="float">
            <text:p>1.20</text:p>
          </table:table-cell>
          <table:table-cell table:style-name="ce13" table:formula="of:=[.I6]*[.I$2]" office:value-type="float" office:value="15.0576923076923" calcext:value-type="float">
            <text:p>15.06</text:p>
          </table:table-cell>
          <table:table-cell office:value-type="float" office:value="8" calcext:value-type="float">
            <text:p>8.0</text:p>
          </table:table-cell>
          <table:table-cell table:style-name="ce15" table:formula="of:=[.K6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6]+[.J6]+[.L6]" office:value-type="float" office:value="110.057692307692" calcext:value-type="float">
            <text:p>110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.C6]*[.C$2]+[.D6]*[.D$2]+[.E6]*[.E$2]+[.F6]*[.F$2]+[.I6]*[.I$2]+[.K6]*[.K$2])*[.O6]" office:value-type="float" office:value="104.554807692308" calcext:value-type="float">
            <text:p>104.6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7]*[.C$2]+[.D7]*[.D$2]+[.E7]*[.E$2]+[.F7]*[.F$2]" office:value-type="float" office:value="71" calcext:value-type="float">
            <text:p>71.0</text:p>
          </table:table-cell>
          <table:table-cell table:style-name="ce4" table:formula="of:=[.H6]*2" office:value-type="float" office:value="348" calcext:value-type="float">
            <text:p>348.0</text:p>
          </table:table-cell>
          <table:table-cell table:style-name="ce11" table:formula="of:=[.H7]/130*[.M7]" office:value-type="float" office:value="2.27538461538462" calcext:value-type="float">
            <text:p>2.28</text:p>
          </table:table-cell>
          <table:table-cell table:style-name="ce13" table:formula="of:=[.I7]*[.I$2]" office:value-type="float" office:value="28.4423076923077" calcext:value-type="float">
            <text:p>28.44</text:p>
          </table:table-cell>
          <table:table-cell office:value-type="float" office:value="8" calcext:value-type="float">
            <text:p>8.0</text:p>
          </table:table-cell>
          <table:table-cell table:style-name="ce15" table:formula="of:=[.K7]*[.K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.G7]+[.J7]+[.L7]" office:value-type="float" office:value="123.442307692308" calcext:value-type="float">
            <text:p>123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.C7]*[.C$2]+[.D7]*[.D$2]+[.E7]*[.E$2]+[.F7]*[.F$2]+[.I7]*[.I$2]+[.K7]*[.K$2])*[.O7]" office:value-type="float" office:value="80.2375" calcext:value-type="float">
            <text:p>80.2</text:p>
          </table:table-cell>
          <table:table-cell table:number-columns-repeated="1008"/>
        </table:table-row>
        <table:table-row table:style-name="ro5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8" table:formula="of:=[.C8]*[.C$2]+[.D8]*[.D$2]+[.E8]*[.E$2]+[.F8]*[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.H8]/130*[.M8]" office:value-type="float" office:value="2.28461538461538" calcext:value-type="float">
            <text:p>2.28</text:p>
          </table:table-cell>
          <table:table-cell table:style-name="ce13" table:formula="of:=[.I8]*[.I$2]" office:value-type="float" office:value="28.5576923076923" calcext:value-type="float">
            <text:p>28.56</text:p>
          </table:table-cell>
          <table:table-cell office:value-type="float" office:value="9" calcext:value-type="float">
            <text:p>9.0</text:p>
          </table:table-cell>
          <table:table-cell table:style-name="ce15" table:formula="of:=[.K8]*[.K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.G8]+[.J8]+[.L8]" office:value-type="float" office:value="126.557692307692" calcext:value-type="float">
            <text:p>12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.C8]*[.C$2]+[.D8]*[.D$2]+[.E8]*[.E$2]+[.F8]*[.F$2]+[.I8]*[.I$2]+[.K8]*[.K$2])*[.O8]" office:value-type="float" office:value="60.7476923076923" calcext:value-type="float">
            <text:p>60.7</text:p>
          </table:table-cell>
          <table:table-cell table:number-columns-repeated="1008"/>
        </table:table-row>
        <table:table-row table:style-name="ro6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9]*[.C$2]+[.D9]*[.D$2]+[.E9]*[.E$2]+[.F9]*[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29pt" svg:y="222.6pt" draw:caption-point-x="-17.29pt" draw:caption-point-y="42.8pt">
              <dc:date>2018-06-21T00:00:00</dc:date>
              <text:p text:style-name="P1"><text:span text:style-name="T1">Should be &gt; 970 </text:span><text:span text:style-name="T1">lives</text:span></text:p>
            </office:annotation>
            <text:p>970</text:p>
          </table:table-cell>
          <table:table-cell table:style-name="ce11" table:formula="of:=[.H9]/130*[.M9]" office:value-type="float" office:value="6.71538461538462" calcext:value-type="float">
            <text:p>6.72</text:p>
          </table:table-cell>
          <table:table-cell table:style-name="ce13" table:formula="of:=[.I9]*[.I$2]" office:value-type="float" office:value="83.9423076923077" calcext:value-type="float">
            <text:p>83.94</text:p>
          </table:table-cell>
          <table:table-cell office:value-type="float" office:value="8" calcext:value-type="float">
            <text:p>8.0</text:p>
          </table:table-cell>
          <table:table-cell table:style-name="ce15" table:formula="of:=[.K9]*[.K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.G9]+[.J9]+[.L9]" office:value-type="float" office:value="166.442307692308" calcext:value-type="float">
            <text:p>166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.C9]*[.C$2]+[.D9]*[.D$2]+[.E9]*[.E$2]+[.F9]*[.F$2]+[.I9]*[.I$2]+[.K9]*[.K$2])*[.O9]" office:value-type="float" office:value="58.2548076923077" calcext:value-type="float">
            <text:p>58.3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0]*[.C$2]+[.D10]*[.D$2]+[.E10]*[.E$2]+[.F10]*[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.H10]/130*[.M10]" office:value-type="float" office:value="2.92307692307692" calcext:value-type="float">
            <text:p>2.92</text:p>
          </table:table-cell>
          <table:table-cell table:style-name="ce13" table:formula="of:=[.I10]*[.I$2]" office:value-type="float" office:value="36.5384615384615" calcext:value-type="float">
            <text:p>36.54</text:p>
          </table:table-cell>
          <table:table-cell office:value-type="float" office:value="8" calcext:value-type="float">
            <text:p>8.0</text:p>
          </table:table-cell>
          <table:table-cell table:style-name="ce15" table:formula="of:=[.K10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10]+[.J10]+[.L10]" office:value-type="float" office:value="149.288461538462" calcext:value-type="float">
            <text:p>149</text:p>
          </table:table-cell>
          <table:table-cell office:value-type="percentage" office:value="0.372" calcext:value-type="percentage">
            <text:p>37.20%</text:p>
          </table:table-cell>
          <table:table-cell table:formula="of:=([.C10]*[.C$2]+[.D10]*[.D$2]+[.E10]*[.E$2]+[.F10]*[.F$2]+[.I10]*[.I$2]+[.K10]*[.K$2])*[.O10]" office:value-type="float" office:value="55.5353076923077" calcext:value-type="float">
            <text:p>55.5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1]*[.C$2]+[.D11]*[.D$2]+[.E11]*[.E$2]+[.F11]*[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.H11]/130*[.M11]" office:value-type="float" office:value="4.84615384615385" calcext:value-type="float">
            <text:p>4.85</text:p>
          </table:table-cell>
          <table:table-cell table:style-name="ce13" table:formula="of:=[.I11]*[.I$2]" office:value-type="float" office:value="60.5769230769231" calcext:value-type="float">
            <text:p>60.58</text:p>
          </table:table-cell>
          <table:table-cell office:value-type="float" office:value="7" calcext:value-type="float">
            <text:p>7.0</text:p>
          </table:table-cell>
          <table:table-cell table:style-name="ce15" table:formula="of:=[.K11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1]+[.J11]+[.L11]" office:value-type="float" office:value="187.576923076923" calcext:value-type="float">
            <text:p>188</text:p>
          </table:table-cell>
          <table:table-cell office:value-type="percentage" office:value="0.189" calcext:value-type="percentage">
            <text:p>18.90%</text:p>
          </table:table-cell>
          <table:table-cell table:formula="of:=([.C11]*[.C$2]+[.D11]*[.D$2]+[.E11]*[.E$2]+[.F11]*[.F$2]+[.I11]*[.I$2]+[.K11]*[.K$2])*[.O11]" office:value-type="float" office:value="35.4520384615385" calcext:value-type="float">
            <text:p>35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</text:p>
          </table:table-cell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2]*[.C$2]+[.D12]*[.D$2]+[.E12]*[.E$2]+[.F12]*[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.H12]/130*[.M12]" office:value-type="float" office:value="6.71538461538462" calcext:value-type="float">
            <text:p>6.72</text:p>
          </table:table-cell>
          <table:table-cell table:style-name="ce13" table:formula="of:=[.I12]*[.I$2]" office:value-type="float" office:value="83.9423076923077" calcext:value-type="float">
            <text:p>83.94</text:p>
          </table:table-cell>
          <table:table-cell office:value-type="float" office:value="7" calcext:value-type="float">
            <text:p>7.0</text:p>
          </table:table-cell>
          <table:table-cell table:style-name="ce15" table:formula="of:=[.K12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2]+[.J12]+[.L12]" office:value-type="float" office:value="210.942307692308" calcext:value-type="float">
            <text:p>211</text:p>
          </table:table-cell>
          <table:table-cell office:value-type="percentage" office:value="0.168" calcext:value-type="percentage">
            <text:p>16.80%</text:p>
          </table:table-cell>
          <table:table-cell table:formula="of:=([.C12]*[.C$2]+[.D12]*[.D$2]+[.E12]*[.E$2]+[.F12]*[.F$2]+[.I12]*[.I$2]+[.K12]*[.K$2])*[.O12]" office:value-type="float" office:value="35.4383076923077" calcext:value-type="float">
            <text:p>35.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b</text:p>
          </table:table-cell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3]*[.C$2]+[.D13]*[.D$2]+[.E13]*[.E$2]+[.F13]*[.F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1" table:formula="of:=[.H13]/130*[.M13]" office:value-type="float" office:value="6.92307692307692" calcext:value-type="float">
            <text:p>6.92</text:p>
          </table:table-cell>
          <table:table-cell table:style-name="ce13" table:formula="of:=[.I13]*[.I$2]" office:value-type="float" office:value="86.5384615384616" calcext:value-type="float">
            <text:p>86.54</text:p>
          </table:table-cell>
          <table:table-cell office:value-type="float" office:value="3" calcext:value-type="float">
            <text:p>3.0</text:p>
          </table:table-cell>
          <table:table-cell table:style-name="ce15" table:formula="of:=[.K13]*[.K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G13]+[.J13]+[.L13]" office:value-type="float" office:value="189.538461538462" calcext:value-type="float">
            <text:p>190</text:p>
          </table:table-cell>
          <table:table-cell office:value-type="percentage" office:value="0.1" calcext:value-type="percentage">
            <text:p>10.00%</text:p>
          </table:table-cell>
          <table:table-cell table:formula="of:=([.C13]*[.C$2]+[.D13]*[.D$2]+[.E13]*[.E$2]+[.F13]*[.F$2]+[.I13]*[.I$2]+[.K13]*[.K$2])*[.O13]" office:value-type="float" office:value="18.9538461538462" calcext:value-type="float">
            <text:p>19.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4]*[.C$2]+[.D14]*[.D$2]+[.E14]*[.E$2]+[.F14]*[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.H14]/130*[.M14]" office:value-type="float" office:value="9.13461538461539" calcext:value-type="float">
            <text:p>9.13</text:p>
          </table:table-cell>
          <table:table-cell table:style-name="ce13" table:formula="of:=[.I14]*[.I$2]" office:value-type="float" office:value="114.182692307692" calcext:value-type="float">
            <text:p>114.18</text:p>
          </table:table-cell>
          <table:table-cell office:value-type="float" office:value="7" calcext:value-type="float">
            <text:p>7.0</text:p>
          </table:table-cell>
          <table:table-cell table:style-name="ce15" table:formula="of:=[.K14]*[.K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.G14]+[.J14]+[.L14]" office:value-type="float" office:value="241.182692307692" calcext:value-type="float">
            <text:p>241</text:p>
          </table:table-cell>
          <table:table-cell office:value-type="percentage" office:value="0.013" calcext:value-type="percentage">
            <text:p>1.30%</text:p>
          </table:table-cell>
          <table:table-cell table:formula="of:=([.C14]*[.C$2]+[.D14]*[.D$2]+[.E14]*[.E$2]+[.F14]*[.F$2]+[.I14]*[.I$2]+[.K14]*[.K$2])*[.O14]" office:value-type="float" office:value="3.135375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8" table:formula="of:=[.C15]*[.C$2]+[.D15]*[.D$2]+[.E15]*[.E$2]+[.F15]*[.F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1" table:formula="of:=[.H15]/130*[.M15]" office:value-type="float" office:value="26.1069230769231" calcext:value-type="float">
            <text:p>26.11</text:p>
          </table:table-cell>
          <table:table-cell table:style-name="ce13" table:formula="of:=[.I15]*[.I$2]" office:value-type="float" office:value="326.336538461538" calcext:value-type="float">
            <text:p>326.34</text:p>
          </table:table-cell>
          <table:table-cell office:value-type="float" office:value="3" calcext:value-type="float">
            <text:p>3.0</text:p>
          </table:table-cell>
          <table:table-cell table:style-name="ce15" table:formula="of:=[.K15]*[.K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.G15]+[.J15]+[.L15]" office:value-type="float" office:value="431.336538461538" calcext:value-type="float">
            <text:p>431</text:p>
          </table:table-cell>
          <table:table-cell office:value-type="percentage" office:value="0.002" calcext:value-type="percentage">
            <text:p>0.20%</text:p>
          </table:table-cell>
          <table:table-cell table:formula="of:=([.C15]*[.C$2]+[.D15]*[.D$2]+[.E15]*[.E$2]+[.F15]*[.F$2]+[.I15]*[.I$2]+[.K15]*[.K$2])*[.O15]" office:value-type="float" office:value="0.862673076923077" calcext:value-type="float">
            <text:p>0.9</text:p>
          </table:table-cell>
          <table:table-cell table:number-columns-repeated="1008"/>
        </table:table-row>
        <table:table-row table:style-name="ro7">
          <table:table-cell/>
          <table:table-cell office:value-type="string" calcext:value-type="string">
            <text:p>Economics PhD with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16]*[.C$2]+[.D16]*[.D$2]+[.E16]*[.E$2]+[.F16]*[.F$2]" office:value-type="float" office:value="97.5" calcext:value-type="float">
            <text:p>97.5</text:p>
          </table:table-cell>
          <table:table-cell table:style-name="ce4" office:value-type="float" office:value="750" calcext:value-type="float">
            <text:p>750.0</text:p>
          </table:table-cell>
          <table:table-cell table:style-name="ce11" table:formula="of:=[.H16]/130*[.M16]" office:value-type="float" office:value="5.19230769230769" calcext:value-type="float">
            <text:p>5.19</text:p>
          </table:table-cell>
          <table:table-cell table:style-name="ce13" table:formula="of:=[.I16]*[.I$2]" office:value-type="float" office:value="64.9038461538462" calcext:value-type="float">
            <text:p>64.90</text:p>
          </table:table-cell>
          <table:table-cell office:value-type="float" office:value="7" calcext:value-type="float">
            <text:p>7.0</text:p>
          </table:table-cell>
          <table:table-cell table:style-name="ce15" table:formula="of:=[.K16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6]+[.J16]+[.L16]" office:value-type="float" office:value="183.403846153846" calcext:value-type="float">
            <text:p>183</text:p>
          </table:table-cell>
          <table:table-cell office:value-type="percentage" office:value="0.06" calcext:value-type="percentage">
            <text:p>6.00%</text:p>
          </table:table-cell>
          <table:table-cell table:formula="of:=([.C16]*[.C$2]+[.D16]*[.D$2]+[.E16]*[.E$2]+[.F16]*[.F$2]+[.I16]*[.I$2]+[.K16]*[.K$2])*[.O16]" office:value-type="float" office:value="11.0042307692308" calcext:value-type="float">
            <text:p>11.0</text:p>
          </table:table-cell>
          <table:table-cell table:number-columns-repeated="1008"/>
        </table:table-row>
        <table:table-row table:style-name="ro7">
          <table:table-cell/>
          <table:table-cell office:value-type="string" calcext:value-type="string">
            <text:p>Econ phd not including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8" table:formula="of:=[.C17]*[.C$2]+[.D17]*[.D$2]+[.E17]*[.E$2]+[.F17]*[.F$2]" office:value-type="float" office:value="97.5" calcext:value-type="float">
            <text:p>97.5</text:p>
          </table:table-cell>
          <table:table-cell table:style-name="ce4" office:value-type="float" office:value="500" calcext:value-type="float">
            <text:p>500.0</text:p>
          </table:table-cell>
          <table:table-cell table:style-name="ce11" table:formula="of:=[.H17]/130*[.M17]" office:value-type="float" office:value="3.46153846153846" calcext:value-type="float">
            <text:p>3.46</text:p>
          </table:table-cell>
          <table:table-cell table:style-name="ce13" table:formula="of:=[.I17]*[.I$2]" office:value-type="float" office:value="43.2692307692308" calcext:value-type="float">
            <text:p>43.27</text:p>
          </table:table-cell>
          <table:table-cell office:value-type="float" office:value="7" calcext:value-type="float">
            <text:p>7.0</text:p>
          </table:table-cell>
          <table:table-cell table:style-name="ce15" table:formula="of:=[.K17]*[.K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.G17]+[.J17]+[.L17]" office:value-type="float" office:value="161.769230769231" calcext:value-type="float">
            <text:p>162</text:p>
          </table:table-cell>
          <table:table-cell office:value-type="percentage" office:value="0.85" calcext:value-type="percentage">
            <text:p>85.00%</text:p>
          </table:table-cell>
          <table:table-cell table:formula="of:=([.C17]*[.C$2]+[.D17]*[.D$2]+[.E17]*[.E$2]+[.F17]*[.F$2]+[.I17]*[.I$2]+[.K17]*[.K$2])*[.O17]" office:value-type="float" office:value="137.503846153846" calcext:value-type="float">
            <text:p>137.5</text:p>
          </table:table-cell>
          <table:table-cell table:number-columns-repeated="1008"/>
        </table:table-row>
        <table:table-row table:style-name="ro7">
          <table:table-cell/>
          <table:table-cell office:value-type="string" calcext:value-type="string">
            <text:p>Working in an NGO like 80k hours</text:p>
          </table:table-cell>
          <table:table-cell office:value-type="float" office:value="7" calcext:value-type="float">
            <text:p>7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table:style-name="ce8" table:formula="of:=[.C18]*[.C$2]+[.D18]*[.D$2]+[.E18]*[.E$2]+[.F18]*[.F$2]" office:value-type="float" office:value="88.5" calcext:value-type="float">
            <text:p>88.5</text:p>
          </table:table-cell>
          <table:table-cell office:value-type="float" office:value="970" calcext:value-type="float">
            <text:p>970.0</text:p>
          </table:table-cell>
          <table:table-cell table:style-name="ce11" table:formula="of:=[.H18]/130*[.M18]" office:value-type="float" office:value="7.08846153846154" calcext:value-type="float">
            <text:p>7.09</text:p>
          </table:table-cell>
          <table:table-cell table:style-name="ce13" table:formula="of:=[.I18]*[.I$2]" office:value-type="float" office:value="88.6057692307692" calcext:value-type="float">
            <text:p>88.61</text:p>
          </table:table-cell>
          <table:table-cell office:value-type="float" office:value="8" calcext:value-type="float">
            <text:p>8.0</text:p>
          </table:table-cell>
          <table:table-cell table:style-name="ce15" table:formula="of:=[.K18]*[.K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.G18]+[.J18]+[.L18]" office:value-type="float" office:value="201.105769230769" calcext:value-type="float">
            <text:p>201</text:p>
          </table:table-cell>
          <table:table-cell office:value-type="percentage" office:value="0.416" calcext:value-type="percentage">
            <text:p>41.60%</text:p>
          </table:table-cell>
          <table:table-cell table:formula="of:=([.C18]*[.C$2]+[.D18]*[.D$2]+[.E18]*[.E$2]+[.F18]*[.F$2]+[.I18]*[.I$2]+[.K18]*[.K$2])*[.O18]" office:value-type="float" office:value="83.66" calcext:value-type="float">
            <text:p>83.7</text:p>
          </table:table-cell>
          <table:table-cell table:number-columns-repeated="1008"/>
        </table:table-row>
        <table:table-row table:style-name="ro2">
          <table:table-cell/>
          <table:table-cell table:style-name="Default" office:value-type="string" calcext:value-type="string">
            <text:p>machine learning PhD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80k stuf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gressional staffer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8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.$H$9]*[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120" calcext:value-type="float">
            <text:p>55,120</text:p>
          </table:table-cell>
          <table:table-cell table:formula="of:=[.$H$9]*[.B3]" office:value-type="float" office:value="11024" calcext:value-type="float">
            <text:p>11,024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7324.8" calcext:value-type="float">
            <text:p>57,325</text:p>
          </table:table-cell>
          <table:table-cell table:formula="of:=[.$H$9]*[.B4]" office:value-type="float" office:value="11464.96" calcext:value-type="float">
            <text:p>11,465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59617.792" calcext:value-type="float">
            <text:p>59,618</text:p>
          </table:table-cell>
          <table:table-cell table:formula="of:=[.$H$9]*[.B5]" office:value-type="float" office:value="11923.5584" calcext:value-type="float">
            <text:p>11,924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002.50368" calcext:value-type="float">
            <text:p>62,003</text:p>
          </table:table-cell>
          <table:table-cell table:formula="of:=[.$H$9]*[.B6]" office:value-type="float" office:value="12400.500736" calcext:value-type="float">
            <text:p>12,401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8202.754048" calcext:value-type="float">
            <text:p>68,203</text:p>
          </table:table-cell>
          <table:table-cell table:formula="of:=[.$H$9]*[.B7]" office:value-type="float" office:value="13640.5508096" calcext:value-type="float">
            <text:p>13,641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0930.86420992" calcext:value-type="float">
            <text:p>70,931</text:p>
          </table:table-cell>
          <table:table-cell table:formula="of:=[.$H$9]*[.B8]" office:value-type="float" office:value="14186.172841984" calcext:value-type="float">
            <text:p>14,186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73768.0987783168" calcext:value-type="float">
            <text:p>73,768</text:p>
          </table:table-cell>
          <table:table-cell table:formula="of:=[.$H$9]*[.B9]" office:value-type="float" office:value="14753.6197556634" calcext:value-type="float">
            <text:p>14,75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6718.8227294495" calcext:value-type="float">
            <text:p>76,719</text:p>
          </table:table-cell>
          <table:table-cell table:formula="of:=[.$H$9]*[.B10]" office:value-type="float" office:value="15343.7645458899" calcext:value-type="float">
            <text:p>15,34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27393882443131" calcext:value-type="float">
            <text:p>3.3</text:p>
          </table:table-cell>
          <table:table-cell table:formula="of:=SUM([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79787.5756386275" calcext:value-type="float">
            <text:p>79,788</text:p>
          </table:table-cell>
          <table:table-cell table:formula="of:=[.$H$9]*[.B11]" office:value-type="float" office:value="15957.5151277255" calcext:value-type="float">
            <text:p>15,958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7766.3332024902" calcext:value-type="float">
            <text:p>87,766</text:p>
          </table:table-cell>
          <table:table-cell table:formula="of:=[.$H$9]*[.B12]" office:value-type="float" office:value="17553.2666404981" calcext:value-type="float">
            <text:p>17,553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1276.9865305899" calcext:value-type="float">
            <text:p>91,277</text:p>
          </table:table-cell>
          <table:table-cell table:formula="of:=[.$H$9]*[.B13]" office:value-type="float" office:value="18255.397306118" calcext:value-type="float">
            <text:p>18,255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4928.0659918134" calcext:value-type="float">
            <text:p>94,928</text:p>
          </table:table-cell>
          <table:table-cell table:formula="of:=[.$H$9]*[.B14]" office:value-type="float" office:value="18985.6131983627" calcext:value-type="float">
            <text:p>18,986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98725.188631486" calcext:value-type="float">
            <text:p>98,725</text:p>
          </table:table-cell>
          <table:table-cell table:formula="of:=[.$H$9]*[.B15]" office:value-type="float" office:value="19745.0377262972" calcext:value-type="float">
            <text:p>19,745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2674.196176745" calcext:value-type="float">
            <text:p>102,674</text:p>
          </table:table-cell>
          <table:table-cell table:formula="of:=[.$H$9]*[.B16]" office:value-type="float" office:value="20534.8392353491" calcext:value-type="float">
            <text:p>20,535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2941.61579442" calcext:value-type="float">
            <text:p>112,942</text:p>
          </table:table-cell>
          <table:table-cell table:formula="of:=[.$H$9]*[.B17]" office:value-type="float" office:value="22588.323158884" calcext:value-type="float">
            <text:p>22,588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7459.280426197" calcext:value-type="float">
            <text:p>117,459</text:p>
          </table:table-cell>
          <table:table-cell table:formula="of:=[.$H$9]*[.B18]" office:value-type="float" office:value="23491.8560852394" calcext:value-type="float">
            <text:p>23,492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2157.651643245" calcext:value-type="float">
            <text:p>122,158</text:p>
          </table:table-cell>
          <table:table-cell table:formula="of:=[.$H$9]*[.B19]" office:value-type="float" office:value="24431.5303286489" calcext:value-type="float">
            <text:p>24,432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7043.957708974" calcext:value-type="float">
            <text:p>127,044</text:p>
          </table:table-cell>
          <table:table-cell table:formula="of:=[.$H$9]*[.B20]" office:value-type="float" office:value="25408.7915417949" calcext:value-type="float">
            <text:p>25,409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2125.716017333" calcext:value-type="float">
            <text:p>132,126</text:p>
          </table:table-cell>
          <table:table-cell table:formula="of:=[.$H$9]*[.B21]" office:value-type="float" office:value="26425.1432034667" calcext:value-type="float">
            <text:p>26,425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5338.287619067" calcext:value-type="float">
            <text:p>145,338</text:p>
          </table:table-cell>
          <table:table-cell table:formula="of:=[.$H$9]*[.B22]" office:value-type="float" office:value="29067.6575238134" calcext:value-type="float">
            <text:p>29,068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1151.819123829" calcext:value-type="float">
            <text:p>151,152</text:p>
          </table:table-cell>
          <table:table-cell table:formula="of:=[.$H$9]*[.B23]" office:value-type="float" office:value="30230.3638247659" calcext:value-type="float">
            <text:p>30,230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7197.891888783" calcext:value-type="float">
            <text:p>157,198</text:p>
          </table:table-cell>
          <table:table-cell table:formula="of:=[.$H$9]*[.B24]" office:value-type="float" office:value="31439.5783777565" calcext:value-type="float">
            <text:p>31,44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3485.807564334" calcext:value-type="float">
            <text:p>163,486</text:p>
          </table:table-cell>
          <table:table-cell table:formula="of:=[.$H$9]*[.B25]" office:value-type="float" office:value="32697.1615128668" calcext:value-type="float">
            <text:p>32,697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0025.239866907" calcext:value-type="float">
            <text:p>170,025</text:p>
          </table:table-cell>
          <table:table-cell table:formula="of:=[.$H$9]*[.B26]" office:value-type="float" office:value="34005.0479733815" calcext:value-type="float">
            <text:p>34,00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7027.763853598" calcext:value-type="float">
            <text:p>187,028</text:p>
          </table:table-cell>
          <table:table-cell table:formula="of:=[.$H$9]*[.B27]" office:value-type="float" office:value="37405.5527707196" calcext:value-type="float">
            <text:p>37,40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4508.874407742" calcext:value-type="float">
            <text:p>194,509</text:p>
          </table:table-cell>
          <table:table-cell table:formula="of:=[.$H$9]*[.B28]" office:value-type="float" office:value="38901.7748815484" calcext:value-type="float">
            <text:p>38,902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2289.229384052" calcext:value-type="float">
            <text:p>202,289</text:p>
          </table:table-cell>
          <table:table-cell table:formula="of:=[.$H$9]*[.B29]" office:value-type="float" office:value="40457.8458768104" calcext:value-type="float">
            <text:p>40,458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0380.798559414" calcext:value-type="float">
            <text:p>210,381</text:p>
          </table:table-cell>
          <table:table-cell table:formula="of:=[.$H$9]*[.B30]" office:value-type="float" office:value="42076.1597118828" calcext:value-type="float">
            <text:p>42,076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18796.03050179" calcext:value-type="float">
            <text:p>218,796</text:p>
          </table:table-cell>
          <table:table-cell table:formula="of:=[.$H$9]*[.B31]" office:value-type="float" office:value="43759.2061003581" calcext:value-type="float">
            <text:p>43,759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16033687228436" calcext:value-type="float">
            <text:p>6.2</text:p>
          </table:table-cell>
          <table:table-cell table:formula="of:=SUM([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0675.633551969" calcext:value-type="float">
            <text:p>240,676</text:p>
          </table:table-cell>
          <table:table-cell table:formula="of:=[.$H$9]*[.B32]" office:value-type="float" office:value="48135.1267103939" calcext:value-type="float">
            <text:p>48,135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0302.658894048" calcext:value-type="float">
            <text:p>250,303</text:p>
          </table:table-cell>
          <table:table-cell table:formula="of:=[.$H$9]*[.B33]" office:value-type="float" office:value="50060.5317788096" calcext:value-type="float">
            <text:p>50,06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0314.76524981" calcext:value-type="float">
            <text:p>260,315</text:p>
          </table:table-cell>
          <table:table-cell table:formula="of:=[.$H$9]*[.B34]" office:value-type="float" office:value="52062.953049962" calcext:value-type="float">
            <text:p>52,063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0727.355859802" calcext:value-type="float">
            <text:p>270,727</text:p>
          </table:table-cell>
          <table:table-cell table:formula="of:=[.$H$9]*[.B35]" office:value-type="float" office:value="54145.4711719605" calcext:value-type="float">
            <text:p>54,145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1556.450094195" calcext:value-type="float">
            <text:p>281,556</text:p>
          </table:table-cell>
          <table:table-cell table:formula="of:=[.$H$9]*[.B36]" office:value-type="float" office:value="56311.2900188389" calcext:value-type="float">
            <text:p>56,311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2818.708097962" calcext:value-type="float">
            <text:p>292,819</text:p>
          </table:table-cell>
          <table:table-cell table:formula="of:=[.$H$9]*[.B37]" office:value-type="float" office:value="58563.7416195925" calcext:value-type="float">
            <text:p>58,564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32087198785884" calcext:value-type="float">
            <text:p>7.3</text:p>
          </table:table-cell>
          <table:table-cell table:formula="of:=SUM([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2100.578907759" calcext:value-type="float">
            <text:p>322,101</text:p>
          </table:table-cell>
          <table:table-cell table:formula="of:=[.$H$9]*[.B38]" office:value-type="float" office:value="64420.1157815517" calcext:value-type="float">
            <text:p>64,420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34984.602064069" calcext:value-type="float">
            <text:p>334,985</text:p>
          </table:table-cell>
          <table:table-cell table:formula="of:=[.$H$9]*[.B39]" office:value-type="float" office:value="66996.9204128138" calcext:value-type="float">
            <text:p>66,997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48383.986146632" calcext:value-type="float">
            <text:p>348,384</text:p>
          </table:table-cell>
          <table:table-cell table:formula="of:=[.$H$9]*[.B40]" office:value-type="float" office:value="69676.7972293264" calcext:value-type="float">
            <text:p>69,677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2319.345592497" calcext:value-type="float">
            <text:p>362,319</text:p>
          </table:table-cell>
          <table:table-cell table:formula="of:=[.$H$9]*[.B41]" office:value-type="float" office:value="72463.8691184994" calcext:value-type="float">
            <text:p>72,464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2">
          <table:table-cell/>
          <table:table-cell table:formula="of:=AVERAGE([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 compounding NL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.$H$9]*[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55972.8" calcext:value-type="float">
            <text:p>55,973</text:p>
          </table:table-cell>
          <table:table-cell table:formula="of:=[.$H$9]*[.B3]" office:value-type="float" office:value="11194.56" calcext:value-type="float">
            <text:p>11,195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58211.712" calcext:value-type="float">
            <text:p>58,212</text:p>
          </table:table-cell>
          <table:table-cell table:formula="of:=[.$H$9]*[.B4]" office:value-type="float" office:value="11642.3424" calcext:value-type="float">
            <text:p>11,64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60540.18048" calcext:value-type="float">
            <text:p>60,540</text:p>
          </table:table-cell>
          <table:table-cell table:formula="of:=[.$H$9]*[.B5]" office:value-type="float" office:value="12108.036096" calcext:value-type="float">
            <text:p>12,10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62961.7876992" calcext:value-type="float">
            <text:p>62,962</text:p>
          </table:table-cell>
          <table:table-cell table:formula="of:=[.$H$9]*[.B6]" office:value-type="float" office:value="12592.35753984" calcext:value-type="float">
            <text:p>12,592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69257.96646912" calcext:value-type="float">
            <text:p>69,258</text:p>
          </table:table-cell>
          <table:table-cell table:formula="of:=[.$H$9]*[.B7]" office:value-type="float" office:value="13851.593293824" calcext:value-type="float">
            <text:p>13,852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3.13645370286246" calcext:value-type="float">
            <text:p>3.1</text:p>
          </table:table-cell>
          <table:table-cell table:formula="of:=SUM([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72028.2851278848" calcext:value-type="float">
            <text:p>72,028</text:p>
          </table:table-cell>
          <table:table-cell table:formula="of:=[.$H$9]*[.B8]" office:value-type="float" office:value="14405.657025577" calcext:value-type="float">
            <text:p>14,40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0">
          <table:table-cell office:value-type="float" office:value="8" calcext:value-type="float">
            <text:p>8</text:p>
          </table:table-cell>
          <table:table-cell table:formula="of:=[.B8]*(1+[.$H$4])^(1)" office:value-type="float" office:value="74909.4165330002" calcext:value-type="float">
            <text:p>74,909</text:p>
          </table:table-cell>
          <table:table-cell table:formula="of:=[.$H$9]*[.B9]" office:value-type="float" office:value="14981.8833066" calcext:value-type="float">
            <text:p>14,982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77905.7931943202" calcext:value-type="float">
            <text:p>77,906</text:p>
          </table:table-cell>
          <table:table-cell table:formula="of:=[.$H$9]*[.B10]" office:value-type="float" office:value="15581.158638864" calcext:value-type="float">
            <text:p>15,581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3.32459221756402" calcext:value-type="float">
            <text:p>3.3</text:p>
          </table:table-cell>
          <table:table-cell table:formula="of:=SUM([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81022.024922093" calcext:value-type="float">
            <text:p>81,022</text:p>
          </table:table-cell>
          <table:table-cell table:formula="of:=[.$H$9]*[.B11]" office:value-type="float" office:value="16204.4049844186" calcext:value-type="float">
            <text:p>16,204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89124.2274143024" calcext:value-type="float">
            <text:p>89,124</text:p>
          </table:table-cell>
          <table:table-cell table:formula="of:=[.$H$9]*[.B12]" office:value-type="float" office:value="17824.8454828605" calcext:value-type="float">
            <text:p>17,82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92689.1965108745" calcext:value-type="float">
            <text:p>92,689</text:p>
          </table:table-cell>
          <table:table-cell table:formula="of:=[.$H$9]*[.B13]" office:value-type="float" office:value="18537.8393021749" calcext:value-type="float">
            <text:p>18,538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96396.7643713094" calcext:value-type="float">
            <text:p>96,397</text:p>
          </table:table-cell>
          <table:table-cell table:formula="of:=[.$H$9]*[.B14]" office:value-type="float" office:value="19279.3528742619" calcext:value-type="float">
            <text:p>19,279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00252.634946162" calcext:value-type="float">
            <text:p>100,253</text:p>
          </table:table-cell>
          <table:table-cell table:formula="of:=[.$H$9]*[.B15]" office:value-type="float" office:value="20050.5269892324" calcext:value-type="float">
            <text:p>20,05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04262.740344008" calcext:value-type="float">
            <text:p>104,263</text:p>
          </table:table-cell>
          <table:table-cell table:formula="of:=[.$H$9]*[.B16]" office:value-type="float" office:value="20852.5480688017" calcext:value-type="float">
            <text:p>20,853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14689.014378409" calcext:value-type="float">
            <text:p>114,689</text:p>
          </table:table-cell>
          <table:table-cell table:formula="of:=[.$H$9]*[.B17]" office:value-type="float" office:value="22937.8028756818" calcext:value-type="float">
            <text:p>22,938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19276.574953545" calcext:value-type="float">
            <text:p>119,277</text:p>
          </table:table-cell>
          <table:table-cell table:formula="of:=[.$H$9]*[.B18]" office:value-type="float" office:value="23855.3149907091" calcext:value-type="float">
            <text:p>23,855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24047.637951687" calcext:value-type="float">
            <text:p>124,048</text:p>
          </table:table-cell>
          <table:table-cell table:formula="of:=[.$H$9]*[.B19]" office:value-type="float" office:value="24809.5275903375" calcext:value-type="float">
            <text:p>24,810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29009.543469755" calcext:value-type="float">
            <text:p>129,010</text:p>
          </table:table-cell>
          <table:table-cell table:formula="of:=[.$H$9]*[.B20]" office:value-type="float" office:value="25801.908693951" calcext:value-type="float">
            <text:p>25,802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34169.925208545" calcext:value-type="float">
            <text:p>134,170</text:p>
          </table:table-cell>
          <table:table-cell table:formula="of:=[.$H$9]*[.B21]" office:value-type="float" office:value="26833.985041709" calcext:value-type="float">
            <text:p>26,83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47586.9177294" calcext:value-type="float">
            <text:p>147,587</text:p>
          </table:table-cell>
          <table:table-cell table:formula="of:=[.$H$9]*[.B22]" office:value-type="float" office:value="29517.3835458799" calcext:value-type="float">
            <text:p>29,51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153490.394438576" calcext:value-type="float">
            <text:p>153,490</text:p>
          </table:table-cell>
          <table:table-cell table:formula="of:=[.$H$9]*[.B23]" office:value-type="float" office:value="30698.0788877151" calcext:value-type="float">
            <text:p>30,698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159630.010216119" calcext:value-type="float">
            <text:p>159,630</text:p>
          </table:table-cell>
          <table:table-cell table:formula="of:=[.$H$9]*[.B24]" office:value-type="float" office:value="31926.0020432237" calcext:value-type="float">
            <text:p>31,92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66015.210624763" calcext:value-type="float">
            <text:p>166,015</text:p>
          </table:table-cell>
          <table:table-cell table:formula="of:=[.$H$9]*[.B25]" office:value-type="float" office:value="33203.0421249527" calcext:value-type="float">
            <text:p>33,203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72655.819049754" calcext:value-type="float">
            <text:p>172,656</text:p>
          </table:table-cell>
          <table:table-cell table:formula="of:=[.$H$9]*[.B26]" office:value-type="float" office:value="34531.1638099508" calcext:value-type="float">
            <text:p>34,531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89921.400954729" calcext:value-type="float">
            <text:p>189,921</text:p>
          </table:table-cell>
          <table:table-cell table:formula="of:=[.$H$9]*[.B27]" office:value-type="float" office:value="37984.2801909458" calcext:value-type="float">
            <text:p>37,984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97518.256992918" calcext:value-type="float">
            <text:p>197,518</text:p>
          </table:table-cell>
          <table:table-cell table:formula="of:=[.$H$9]*[.B28]" office:value-type="float" office:value="39503.6513985837" calcext:value-type="float">
            <text:p>39,5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05418.987272635" calcext:value-type="float">
            <text:p>205,419</text:p>
          </table:table-cell>
          <table:table-cell table:formula="of:=[.$H$9]*[.B29]" office:value-type="float" office:value="41083.797454527" calcext:value-type="float">
            <text:p>41,08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13635.746763541" calcext:value-type="float">
            <text:p>213,636</text:p>
          </table:table-cell>
          <table:table-cell table:formula="of:=[.$H$9]*[.B30]" office:value-type="float" office:value="42727.1493527081" calcext:value-type="float">
            <text:p>42,727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22181.176634082" calcext:value-type="float">
            <text:p>222,181</text:p>
          </table:table-cell>
          <table:table-cell table:formula="of:=[.$H$9]*[.B31]" office:value-type="float" office:value="44436.2353268164" calcext:value-type="float">
            <text:p>44,436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6.25564774464801" calcext:value-type="float">
            <text:p>6.3</text:p>
          </table:table-cell>
          <table:table-cell table:formula="of:=SUM([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44399.29429749" calcext:value-type="float">
            <text:p>244,399</text:p>
          </table:table-cell>
          <table:table-cell table:formula="of:=[.$H$9]*[.B32]" office:value-type="float" office:value="48879.8588594981" calcext:value-type="float">
            <text:p>48,880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54175.26606939" calcext:value-type="float">
            <text:p>254,175</text:p>
          </table:table-cell>
          <table:table-cell table:formula="of:=[.$H$9]*[.B33]" office:value-type="float" office:value="50835.053213878" calcext:value-type="float">
            <text:p>50,835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264342.276712166" calcext:value-type="float">
            <text:p>264,342</text:p>
          </table:table-cell>
          <table:table-cell table:formula="of:=[.$H$9]*[.B34]" office:value-type="float" office:value="52868.4553424331" calcext:value-type="float">
            <text:p>52,868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274915.967780652" calcext:value-type="float">
            <text:p>274,916</text:p>
          </table:table-cell>
          <table:table-cell table:formula="of:=[.$H$9]*[.B35]" office:value-type="float" office:value="54983.1935561305" calcext:value-type="float">
            <text:p>54,983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285912.606491878" calcext:value-type="float">
            <text:p>285,913</text:p>
          </table:table-cell>
          <table:table-cell table:formula="of:=[.$H$9]*[.B36]" office:value-type="float" office:value="57182.5212983757" calcext:value-type="float">
            <text:p>57,183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97349.110751554" calcext:value-type="float">
            <text:p>297,349</text:p>
          </table:table-cell>
          <table:table-cell table:formula="of:=[.$H$9]*[.B37]" office:value-type="float" office:value="59469.8221503107" calcext:value-type="float">
            <text:p>59,470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27084.021826709" calcext:value-type="float">
            <text:p>327,084</text:p>
          </table:table-cell>
          <table:table-cell table:formula="of:=[.$H$9]*[.B38]" office:value-type="float" office:value="65416.8043653418" calcext:value-type="float">
            <text:p>65,417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40167.382699777" calcext:value-type="float">
            <text:p>340,167</text:p>
          </table:table-cell>
          <table:table-cell table:formula="of:=[.$H$9]*[.B39]" office:value-type="float" office:value="68033.4765399555" calcext:value-type="float">
            <text:p>68,033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53774.078007768" calcext:value-type="float">
            <text:p>353,774</text:p>
          </table:table-cell>
          <table:table-cell table:formula="of:=[.$H$9]*[.B40]" office:value-type="float" office:value="70754.8156015537" calcext:value-type="float">
            <text:p>70,75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67925.041128079" calcext:value-type="float">
            <text:p>367,925</text:p>
          </table:table-cell>
          <table:table-cell table:formula="of:=[.$H$9]*[.B41]" office:value-type="float" office:value="73585.0082256159" calcext:value-type="float">
            <text:p>73,585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6.5" calcext:value-type="float">
            <text:p>6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5200" calcext:value-type="float">
            <text:p>135,200</text:p>
          </table:table-cell>
          <table:table-cell table:formula="of:=[.$H$9]*[.B3]" office:value-type="float" office:value="27040" calcext:value-type="float">
            <text:p>27,04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0608" calcext:value-type="float">
            <text:p>140,608</text:p>
          </table:table-cell>
          <table:table-cell table:formula="of:=[.$H$9]*[.B4]" office:value-type="float" office:value="28121.6" calcext:value-type="float">
            <text:p>28,122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46232.32" calcext:value-type="float">
            <text:p>146,232</text:p>
          </table:table-cell>
          <table:table-cell table:formula="of:=[.$H$9]*[.B5]" office:value-type="float" office:value="29246.464" calcext:value-type="float">
            <text:p>29,246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2081.6128" calcext:value-type="float">
            <text:p>152,082</text:p>
          </table:table-cell>
          <table:table-cell table:formula="of:=[.$H$9]*[.B6]" office:value-type="float" office:value="30416.32256" calcext:value-type="float">
            <text:p>30,416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0">
          <table:table-cell office:value-type="float" office:value="6" calcext:value-type="float">
            <text:p>6</text:p>
          </table:table-cell>
          <table:table-cell table:formula="of:=[.B6]*(1+[.$H$7])^(1)" office:value-type="float" office:value="167289.77408" calcext:value-type="float">
            <text:p>167,290</text:p>
          </table:table-cell>
          <table:table-cell table:formula="of:=[.$H$9]*[.B7]" office:value-type="float" office:value="33457.954816" calcext:value-type="float">
            <text:p>33,45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73981.3650432" calcext:value-type="float">
            <text:p>173,981</text:p>
          </table:table-cell>
          <table:table-cell table:formula="of:=[.$H$9]*[.B8]" office:value-type="float" office:value="34796.27300864" calcext:value-type="float">
            <text:p>34,796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0">
          <table:table-cell office:value-type="float" office:value="8" calcext:value-type="float">
            <text:p>8</text:p>
          </table:table-cell>
          <table:table-cell table:formula="of:=[.B8]*(1+[.$H$4])^(1)" office:value-type="float" office:value="180940.619644928" calcext:value-type="float">
            <text:p>180,941</text:p>
          </table:table-cell>
          <table:table-cell table:formula="of:=[.$H$9]*[.B9]" office:value-type="float" office:value="36188.1239289856" calcext:value-type="float">
            <text:p>36,188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88178.244430725" calcext:value-type="float">
            <text:p>188,178</text:p>
          </table:table-cell>
          <table:table-cell table:formula="of:=[.$H$9]*[.B10]" office:value-type="float" office:value="37635.648886145" calcext:value-type="float">
            <text:p>37,636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8.03041598445416" calcext:value-type="float">
            <text:p>8.0</text:p>
          </table:table-cell>
          <table:table-cell table:formula="of:=SUM([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95705.374207954" calcext:value-type="float">
            <text:p>195,705</text:p>
          </table:table-cell>
          <table:table-cell table:formula="of:=[.$H$9]*[.B11]" office:value-type="float" office:value="39141.0748415908" calcext:value-type="float">
            <text:p>39,141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15275.91162875" calcext:value-type="float">
            <text:p>215,276</text:p>
          </table:table-cell>
          <table:table-cell table:formula="of:=[.$H$9]*[.B12]" office:value-type="float" office:value="43055.1823257499" calcext:value-type="float">
            <text:p>43,055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23886.948093899" calcext:value-type="float">
            <text:p>223,887</text:p>
          </table:table-cell>
          <table:table-cell table:formula="of:=[.$H$9]*[.B13]" office:value-type="float" office:value="44777.3896187799" calcext:value-type="float">
            <text:p>44,777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32842.426017656" calcext:value-type="float">
            <text:p>232,842</text:p>
          </table:table-cell>
          <table:table-cell table:formula="of:=[.$H$9]*[.B14]" office:value-type="float" office:value="46568.4852035311" calcext:value-type="float">
            <text:p>46,56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42156.123058362" calcext:value-type="float">
            <text:p>242,156</text:p>
          </table:table-cell>
          <table:table-cell table:formula="of:=[.$H$9]*[.B15]" office:value-type="float" office:value="48431.2246116724" calcext:value-type="float">
            <text:p>48,43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51842.367980696" calcext:value-type="float">
            <text:p>251,842</text:p>
          </table:table-cell>
          <table:table-cell table:formula="of:=[.$H$9]*[.B16]" office:value-type="float" office:value="50368.4735961393" calcext:value-type="float">
            <text:p>50,368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277026.604778766" calcext:value-type="float">
            <text:p>277,027</text:p>
          </table:table-cell>
          <table:table-cell table:formula="of:=[.$H$9]*[.B17]" office:value-type="float" office:value="55405.3209557532" calcext:value-type="float">
            <text:p>55,405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288107.668969916" calcext:value-type="float">
            <text:p>288,108</text:p>
          </table:table-cell>
          <table:table-cell table:formula="of:=[.$H$9]*[.B18]" office:value-type="float" office:value="57621.5337939833" calcext:value-type="float">
            <text:p>57,622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299631.975728713" calcext:value-type="float">
            <text:p>299,632</text:p>
          </table:table-cell>
          <table:table-cell table:formula="of:=[.$H$9]*[.B19]" office:value-type="float" office:value="59926.3951457426" calcext:value-type="float">
            <text:p>59,926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11617.254757862" calcext:value-type="float">
            <text:p>311,617</text:p>
          </table:table-cell>
          <table:table-cell table:formula="of:=[.$H$9]*[.B20]" office:value-type="float" office:value="62323.4509515723" calcext:value-type="float">
            <text:p>62,323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24081.944948176" calcext:value-type="float">
            <text:p>324,082</text:p>
          </table:table-cell>
          <table:table-cell table:formula="of:=[.$H$9]*[.B21]" office:value-type="float" office:value="64816.3889896353" calcext:value-type="float">
            <text:p>64,816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356490.139442994" calcext:value-type="float">
            <text:p>356,490</text:p>
          </table:table-cell>
          <table:table-cell table:formula="of:=[.$H$9]*[.B22]" office:value-type="float" office:value="71298.0278885988" calcext:value-type="float">
            <text:p>71,298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370749.745020714" calcext:value-type="float">
            <text:p>370,750</text:p>
          </table:table-cell>
          <table:table-cell table:formula="of:=[.$H$9]*[.B23]" office:value-type="float" office:value="74149.9490041427" calcext:value-type="float">
            <text:p>74,150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385579.734821542" calcext:value-type="float">
            <text:p>385,580</text:p>
          </table:table-cell>
          <table:table-cell table:formula="of:=[.$H$9]*[.B24]" office:value-type="float" office:value="77115.9469643084" calcext:value-type="float">
            <text:p>77,11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01002.924214404" calcext:value-type="float">
            <text:p>401,003</text:p>
          </table:table-cell>
          <table:table-cell table:formula="of:=[.$H$9]*[.B25]" office:value-type="float" office:value="80200.5848428808" calcext:value-type="float">
            <text:p>80,201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17043.04118298" calcext:value-type="float">
            <text:p>417,043</text:p>
          </table:table-cell>
          <table:table-cell table:formula="of:=[.$H$9]*[.B26]" office:value-type="float" office:value="83408.608236596" calcext:value-type="float">
            <text:p>83,409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458747.345301278" calcext:value-type="float">
            <text:p>458,747</text:p>
          </table:table-cell>
          <table:table-cell table:formula="of:=[.$H$9]*[.B27]" office:value-type="float" office:value="91749.4690602556" calcext:value-type="float">
            <text:p>91,749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477097.239113329" calcext:value-type="float">
            <text:p>477,097</text:p>
          </table:table-cell>
          <table:table-cell table:formula="of:=[.$H$9]*[.B28]" office:value-type="float" office:value="95419.4478226659" calcext:value-type="float">
            <text:p>95,419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496181.128677862" calcext:value-type="float">
            <text:p>496,181</text:p>
          </table:table-cell>
          <table:table-cell table:formula="of:=[.$H$9]*[.B29]" office:value-type="float" office:value="99236.2257355725" calcext:value-type="float">
            <text:p>99,23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16028.373824977" calcext:value-type="float">
            <text:p>516,028</text:p>
          </table:table-cell>
          <table:table-cell table:formula="of:=[.$H$9]*[.B30]" office:value-type="float" office:value="103205.674764995" calcext:value-type="float">
            <text:p>103,206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536669.508777976" calcext:value-type="float">
            <text:p>536,670</text:p>
          </table:table-cell>
          <table:table-cell table:formula="of:=[.$H$9]*[.B31]" office:value-type="float" office:value="107333.901755595" calcext:value-type="float">
            <text:p>107,33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5.110260252773" calcext:value-type="float">
            <text:p>15.1</text:p>
          </table:table-cell>
          <table:table-cell table:formula="of:=SUM([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590336.459655774" calcext:value-type="float">
            <text:p>590,336</text:p>
          </table:table-cell>
          <table:table-cell table:formula="of:=[.$H$9]*[.B32]" office:value-type="float" office:value="118067.291931155" calcext:value-type="float">
            <text:p>118,06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613949.918042005" calcext:value-type="float">
            <text:p>613,950</text:p>
          </table:table-cell>
          <table:table-cell table:formula="of:=[.$H$9]*[.B33]" office:value-type="float" office:value="122789.983608401" calcext:value-type="float">
            <text:p>122,79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638507.914763685" calcext:value-type="float">
            <text:p>638,508</text:p>
          </table:table-cell>
          <table:table-cell table:formula="of:=[.$H$9]*[.B34]" office:value-type="float" office:value="127701.582952737" calcext:value-type="float">
            <text:p>127,702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664048.231354232" calcext:value-type="float">
            <text:p>664,048</text:p>
          </table:table-cell>
          <table:table-cell table:formula="of:=[.$H$9]*[.B35]" office:value-type="float" office:value="132809.646270846" calcext:value-type="float">
            <text:p>132,810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690610.160608402" calcext:value-type="float">
            <text:p>690,610</text:p>
          </table:table-cell>
          <table:table-cell table:formula="of:=[.$H$9]*[.B36]" office:value-type="float" office:value="138122.03212168" calcext:value-type="float">
            <text:p>138,122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7.6115316689057" calcext:value-type="float">
            <text:p>17.6</text:p>
          </table:table-cell>
          <table:table-cell table:formula="of:=SUM([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718234.567032738" calcext:value-type="float">
            <text:p>718,235</text:p>
          </table:table-cell>
          <table:table-cell table:formula="of:=[.$H$9]*[.B37]" office:value-type="float" office:value="143646.913406548" calcext:value-type="float">
            <text:p>143,64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790058.023736012" calcext:value-type="float">
            <text:p>790,058</text:p>
          </table:table-cell>
          <table:table-cell table:formula="of:=[.$H$9]*[.B38]" office:value-type="float" office:value="158011.604747202" calcext:value-type="float">
            <text:p>158,01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821660.344685452" calcext:value-type="float">
            <text:p>821,660</text:p>
          </table:table-cell>
          <table:table-cell table:formula="of:=[.$H$9]*[.B39]" office:value-type="float" office:value="164332.06893709" calcext:value-type="float">
            <text:p>164,33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854526.75847287" calcext:value-type="float">
            <text:p>854,527</text:p>
          </table:table-cell>
          <table:table-cell table:formula="of:=[.$H$9]*[.B40]" office:value-type="float" office:value="170905.351694574" calcext:value-type="float">
            <text:p>170,90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888707.828811785" calcext:value-type="float">
            <text:p>888,708</text:p>
          </table:table-cell>
          <table:table-cell table:formula="of:=[.$H$9]*[.B41]" office:value-type="float" office:value="177741.565762357" calcext:value-type="float">
            <text:p>177,74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2">
          <table:table-cell/>
          <table:table-cell table:formula="of:=AVERAGE([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.$H$9]*[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2625000" calcext:value-type="float">
            <text:p>2,625,000</text:p>
          </table:table-cell>
          <table:table-cell table:formula="of:=[.$H$9]*[.B3]" office:value-type="float" office:value="1575000" calcext:value-type="float">
            <text:p>1,5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386.029411764706" calcext:value-type="float">
            <text:p>386.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2756250" calcext:value-type="float">
            <text:p>2,756,250</text:p>
          </table:table-cell>
          <table:table-cell table:formula="of:=[.$H$9]*[.B4]" office:value-type="float" office:value="1653750" calcext:value-type="float">
            <text:p>1,653,75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397.38321799308" calcext:value-type="float">
            <text:p>397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2894062.5" calcext:value-type="float">
            <text:p>2,894,063</text:p>
          </table:table-cell>
          <table:table-cell table:formula="of:=[.$H$9]*[.B5]" office:value-type="float" office:value="1736437.5" calcext:value-type="float">
            <text:p>1,736,438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409.070959698758" calcext:value-type="float">
            <text:p>409.1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3038765.625" calcext:value-type="float">
            <text:p>3,038,766</text:p>
          </table:table-cell>
          <table:table-cell table:formula="of:=[.$H$9]*[.B6]" office:value-type="float" office:value="1823259.375" calcext:value-type="float">
            <text:p>1,823,25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421.102458513428" calcext:value-type="float">
            <text:p>421.1</text:p>
          </table:table-cell>
          <table:table-cell table:number-columns-repeated="3"/>
        </table:table-row>
        <table:table-row table:style-name="ro11">
          <table:table-cell office:value-type="float" office:value="6" calcext:value-type="float">
            <text:p>6</text:p>
          </table:table-cell>
          <table:table-cell table:formula="of:=[.B6]*(1+[.$H$7])^(1)" office:value-type="float" office:value="3418611.328125" calcext:value-type="float">
            <text:p>3,418,611</text:p>
          </table:table-cell>
          <table:table-cell table:formula="of:=[.$H$9]*[.B7]" office:value-type="float" office:value="2051166.796875" calcext:value-type="float">
            <text:p>2,051,167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464.451241007457" calcext:value-type="float">
            <text:p>464.5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3589541.89453125" calcext:value-type="float">
            <text:p>3,589,542</text:p>
          </table:table-cell>
          <table:table-cell table:formula="of:=[.$H$9]*[.B8]" office:value-type="float" office:value="2153725.13671875" calcext:value-type="float">
            <text:p>2,153,725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478.111571625324" calcext:value-type="float">
            <text:p>478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3769018.98925781" calcext:value-type="float">
            <text:p>3,769,019</text:p>
          </table:table-cell>
          <table:table-cell table:formula="of:=[.$H$9]*[.B9]" office:value-type="float" office:value="2261411.39355469" calcext:value-type="float">
            <text:p>2,261,41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492.173676673127" calcext:value-type="float">
            <text:p>492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3957469.9387207" calcext:value-type="float">
            <text:p>3,957,470</text:p>
          </table:table-cell>
          <table:table-cell table:formula="of:=[.$H$9]*[.B10]" office:value-type="float" office:value="2374481.96323242" calcext:value-type="float">
            <text:p>2,374,48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506.649373045866" calcext:value-type="float">
            <text:p>506.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4155343.43565674" calcext:value-type="float">
            <text:p>4,155,343</text:p>
          </table:table-cell>
          <table:table-cell table:formula="of:=[.$H$9]*[.B11]" office:value-type="float" office:value="2493206.06139404" calcext:value-type="float">
            <text:p>2,493,206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521.550825194274" calcext:value-type="float">
            <text:p>521.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4674761.36511383" calcext:value-type="float">
            <text:p>4,674,761</text:p>
          </table:table-cell>
          <table:table-cell table:formula="of:=[.$H$9]*[.B12]" office:value-type="float" office:value="2804856.8190683" calcext:value-type="float">
            <text:p>2,804,857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575.239880728979" calcext:value-type="float">
            <text:p>575.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4908499.43336952" calcext:value-type="float">
            <text:p>4,908,499</text:p>
          </table:table-cell>
          <table:table-cell table:formula="of:=[.$H$9]*[.B13]" office:value-type="float" office:value="2945099.66002171" calcext:value-type="float">
            <text:p>2,945,1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592.158700750419" calcext:value-type="float">
            <text:p>592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5153924.405038" calcext:value-type="float">
            <text:p>5,153,924</text:p>
          </table:table-cell>
          <table:table-cell table:formula="of:=[.$H$9]*[.B14]" office:value-type="float" office:value="3092354.6430228" calcext:value-type="float">
            <text:p>3,092,355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609.575133125432" calcext:value-type="float">
            <text:p>609.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5411620.6252899" calcext:value-type="float">
            <text:p>5,411,621</text:p>
          </table:table-cell>
          <table:table-cell table:formula="of:=[.$H$9]*[.B15]" office:value-type="float" office:value="3246972.37517394" calcext:value-type="float">
            <text:p>3,246,972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627.503813511474" calcext:value-type="float">
            <text:p>627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5682201.65655439" calcext:value-type="float">
            <text:p>5,682,202</text:p>
          </table:table-cell>
          <table:table-cell table:formula="of:=[.$H$9]*[.B16]" office:value-type="float" office:value="3409320.99393264" calcext:value-type="float">
            <text:p>3,409,321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645.959808026517" calcext:value-type="float">
            <text:p>646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6392476.86362369" calcext:value-type="float">
            <text:p>6,392,477</text:p>
          </table:table-cell>
          <table:table-cell table:formula="of:=[.$H$9]*[.B17]" office:value-type="float" office:value="3835486.11817422" calcext:value-type="float">
            <text:p>3,835,486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712.455670617482" calcext:value-type="float">
            <text:p>712.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6712100.70680488" calcext:value-type="float">
            <text:p>6,712,101</text:p>
          </table:table-cell>
          <table:table-cell table:formula="of:=[.$H$9]*[.B18]" office:value-type="float" office:value="4027260.42408293" calcext:value-type="float">
            <text:p>4,027,26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733.410249165055" calcext:value-type="float">
            <text:p>733.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7047705.74214512" calcext:value-type="float">
            <text:p>7,047,706</text:p>
          </table:table-cell>
          <table:table-cell table:formula="of:=[.$H$9]*[.B19]" office:value-type="float" office:value="4228623.44528707" calcext:value-type="float">
            <text:p>4,228,62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754.98113884638" calcext:value-type="float">
            <text:p>755.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7400091.02925238" calcext:value-type="float">
            <text:p>7,400,091</text:p>
          </table:table-cell>
          <table:table-cell table:formula="of:=[.$H$9]*[.B20]" office:value-type="float" office:value="4440054.61755143" calcext:value-type="float">
            <text:p>4,440,05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777.186466459509" calcext:value-type="float">
            <text:p>777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7770095.580715" calcext:value-type="float">
            <text:p>7,770,096</text:p>
          </table:table-cell>
          <table:table-cell table:formula="of:=[.$H$9]*[.B21]" office:value-type="float" office:value="4662057.348429" calcext:value-type="float">
            <text:p>4,662,05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800.044891943612" calcext:value-type="float">
            <text:p>800.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8741357.52830437" calcext:value-type="float">
            <text:p>8,741,358</text:p>
          </table:table-cell>
          <table:table-cell table:formula="of:=[.$H$9]*[.B22]" office:value-type="float" office:value="5244814.51698263" calcext:value-type="float">
            <text:p>5,244,815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882.402454349572" calcext:value-type="float">
            <text:p>88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9178425.40471959" calcext:value-type="float">
            <text:p>9,178,425</text:p>
          </table:table-cell>
          <table:table-cell table:formula="of:=[.$H$9]*[.B23]" office:value-type="float" office:value="5507055.24283176" calcext:value-type="float">
            <text:p>5,507,055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908.355467712795" calcext:value-type="float">
            <text:p>908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9637346.67495557" calcext:value-type="float">
            <text:p>9,637,347</text:p>
          </table:table-cell>
          <table:table-cell table:formula="of:=[.$H$9]*[.B24]" office:value-type="float" office:value="5782408.00497334" calcext:value-type="float">
            <text:p>5,782,408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935.071804998466" calcext:value-type="float">
            <text:p>935.1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10119214.0087034" calcext:value-type="float">
            <text:p>10,119,214</text:p>
          </table:table-cell>
          <table:table-cell table:formula="of:=[.$H$9]*[.B25]" office:value-type="float" office:value="6071528.40522201" calcext:value-type="float">
            <text:p>6,071,5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962.573916910185" calcext:value-type="float">
            <text:p>962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10625174.7091385" calcext:value-type="float">
            <text:p>10,625,175</text:p>
          </table:table-cell>
          <table:table-cell table:formula="of:=[.$H$9]*[.B26]" office:value-type="float" office:value="6375104.82548311" calcext:value-type="float">
            <text:p>6,375,105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990.884914466367" calcext:value-type="float">
            <text:p>990.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11953321.5477808" calcext:value-type="float">
            <text:p>11,953,322</text:p>
          </table:table-cell>
          <table:table-cell table:formula="of:=[.$H$9]*[.B27]" office:value-type="float" office:value="7171992.9286685" calcext:value-type="float">
            <text:p>7,171,99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092.88777330849" calcext:value-type="float">
            <text:p>1092.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12550987.6251699" calcext:value-type="float">
            <text:p>12,550,988</text:p>
          </table:table-cell>
          <table:table-cell table:formula="of:=[.$H$9]*[.B28]" office:value-type="float" office:value="7530592.57510193" calcext:value-type="float">
            <text:p>7,530,593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25.03153134698" calcext:value-type="float">
            <text:p>1125.0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13178537.0064284" calcext:value-type="float">
            <text:p>13,178,537</text:p>
          </table:table-cell>
          <table:table-cell table:formula="of:=[.$H$9]*[.B29]" office:value-type="float" office:value="7907122.20385702" calcext:value-type="float">
            <text:p>7,907,12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158.12069403365" calcext:value-type="float">
            <text:p>1158.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13837463.8567498" calcext:value-type="float">
            <text:p>13,837,464</text:p>
          </table:table-cell>
          <table:table-cell table:formula="of:=[.$H$9]*[.B30]" office:value-type="float" office:value="8302478.31404988" calcext:value-type="float">
            <text:p>8,302,478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192.18306738759" calcext:value-type="float">
            <text:p>1192.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14529337.0495873" calcext:value-type="float">
            <text:p>14,529,337</text:p>
          </table:table-cell>
          <table:table-cell table:formula="of:=[.$H$9]*[.B31]" office:value-type="float" office:value="8717602.22975237" calcext:value-type="float">
            <text:p>8,717,602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27.24727525193" calcext:value-type="float">
            <text:p>1227.2</text:p>
          </table:table-cell>
          <table:table-cell table:formula="of:=SUM([.E2:.E31])" office:value-type="float" office:value="21754.7973884569" calcext:value-type="float">
            <text:p>21754.797388456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16345504.1807857" calcext:value-type="float">
            <text:p>16,345,504</text:p>
          </table:table-cell>
          <table:table-cell table:formula="of:=[.$H$9]*[.B32]" office:value-type="float" office:value="9807302.50847142" calcext:value-type="float">
            <text:p>9,807,303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53.58155358668" calcext:value-type="float">
            <text:p>1353.6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17162779.389825" calcext:value-type="float">
            <text:p>17,162,779</text:p>
          </table:table-cell>
          <table:table-cell table:formula="of:=[.$H$9]*[.B33]" office:value-type="float" office:value="10297667.633895" calcext:value-type="float">
            <text:p>10,297,668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93.392775751" calcext:value-type="float">
            <text:p>1393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18020918.3593162" calcext:value-type="float">
            <text:p>18,020,918</text:p>
          </table:table-cell>
          <table:table-cell table:formula="of:=[.$H$9]*[.B34]" office:value-type="float" office:value="10812551.0155897" calcext:value-type="float">
            <text:p>10,812,55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34.37491621426" calcext:value-type="float">
            <text:p>1434.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18921964.277282" calcext:value-type="float">
            <text:p>18,921,964</text:p>
          </table:table-cell>
          <table:table-cell table:formula="of:=[.$H$9]*[.B35]" office:value-type="float" office:value="11353178.5663692" calcext:value-type="float">
            <text:p>11,353,179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76.56241374998" calcext:value-type="float">
            <text:p>1476.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9868062.4911461" calcext:value-type="float">
            <text:p>19,868,062</text:p>
          </table:table-cell>
          <table:table-cell table:formula="of:=[.$H$9]*[.B36]" office:value-type="float" office:value="11920837.4946877" calcext:value-type="float">
            <text:p>11,920,837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519.99072003674" calcext:value-type="float">
            <text:p>1520.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20861465.6157034" calcext:value-type="float">
            <text:p>20,861,466</text:p>
          </table:table-cell>
          <table:table-cell table:formula="of:=[.$H$9]*[.B37]" office:value-type="float" office:value="12516879.3694221" calcext:value-type="float">
            <text:p>12,516,879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564.69632944958" calcext:value-type="float">
            <text:p>1564.7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23469148.8176664" calcext:value-type="float">
            <text:p>23,469,149</text:p>
          </table:table-cell>
          <table:table-cell table:formula="of:=[.$H$9]*[.B38]" office:value-type="float" office:value="14081489.2905998" calcext:value-type="float">
            <text:p>14,081,48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725.76801042234" calcext:value-type="float">
            <text:p>1725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24642606.2585497" calcext:value-type="float">
            <text:p>24,642,606</text:p>
          </table:table-cell>
          <table:table-cell table:formula="of:=[.$H$9]*[.B39]" office:value-type="float" office:value="14785563.7551298" calcext:value-type="float">
            <text:p>14,785,564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776.52589308182" calcext:value-type="float">
            <text:p>1776.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25874736.5714772" calcext:value-type="float">
            <text:p>25,874,737</text:p>
          </table:table-cell>
          <table:table-cell table:formula="of:=[.$H$9]*[.B40]" office:value-type="float" office:value="15524841.9428863" calcext:value-type="float">
            <text:p>15,524,842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828.77665464305" calcext:value-type="float">
            <text:p>1828.8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27168473.400051" calcext:value-type="float">
            <text:p>27,168,473</text:p>
          </table:table-cell>
          <table:table-cell table:formula="of:=[.$H$9]*[.B41]" office:value-type="float" office:value="16301084.0400306" calcext:value-type="float">
            <text:p>16,301,084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882.56420330902" calcext:value-type="float">
            <text:p>1882.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37711.0308587013" calcext:value-type="float">
            <text:p>37711.0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</text:p>
          </table:table-cell>
          <table:table-cell table:formula="of:=[.B4]*[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 by 80k and donors</text:p>
          </table:table-cell>
          <table:table-cell table:formula="of:=[.B6]*[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8]*[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.K8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lives saved by 80k</text:p>
          </table:table-cell>
          <table:table-cell table:formula="of:=[.B8]*[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.J9]*[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.K9]*[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% attributed to me</text:p>
          </table:table-cell>
          <table:table-cell table:style-name="ce20" table:formula="of:=[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0]*[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.K10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 lives saved by me</text:p>
          </table:table-cell>
          <table:table-cell table:formula="of:=[.B10]*[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.J11]*[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.K11]*[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total lives saved</text:p>
          </table:table-cell>
          <table:table-cell table:style-name="Default" table:formula="of:=[.B12]*[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.F4]*[.F5]" office:value-type="float" office:value="137100" calcext:value-type="float">
            <text:p>137100</text:p>
          </table:table-cell>
          <table:table-cell table:formula="of:=[.F4]*[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ney equivalent of donation</text:p>
          </table:table-cell>
          <table:table-cell table:style-name="ce24" table:formula="of:=[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1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.$H$9]*[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23.75" calcext:value-type="float">
            <text:p>23.8</text:p>
          </table:table-cell>
          <table:table-cell table:formula="of:=SUM([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97850" calcext:value-type="float">
            <text:p>97,850</text:p>
          </table:table-cell>
          <table:table-cell table:formula="of:=[.$H$9]*[.B3]" office:value-type="float" office:value="97850" calcext:value-type="float">
            <text:p>97,85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23.9828431372549" calcext:value-type="float">
            <text:p>24.0</text:p>
          </table:table-cell>
          <table:table-cell table:formula="of:=SUM([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00785.5" calcext:value-type="float">
            <text:p>100,786</text:p>
          </table:table-cell>
          <table:table-cell table:formula="of:=[.$H$9]*[.B4]" office:value-type="float" office:value="100785.5" calcext:value-type="float">
            <text:p>100,786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24.2179690503652" calcext:value-type="float">
            <text:p>24.2</text:p>
          </table:table-cell>
          <table:table-cell table:formula="of:=SUM([.E$2:.E4])" office:value-type="float" office:value="71.9508121876202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03809.065" calcext:value-type="float">
            <text:p>103,809</text:p>
          </table:table-cell>
          <table:table-cell table:formula="of:=[.$H$9]*[.B5]" office:value-type="float" office:value="103809.065" calcext:value-type="float">
            <text:p>103,809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24.4554001194865" calcext:value-type="float">
            <text:p>24.5</text:p>
          </table:table-cell>
          <table:table-cell table:formula="of:=SUM([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06923.33695" calcext:value-type="float">
            <text:p>106,923</text:p>
          </table:table-cell>
          <table:table-cell table:formula="of:=[.$H$9]*[.B6]" office:value-type="float" office:value="106923.33695" calcext:value-type="float">
            <text:p>106,923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24.6951589441873" calcext:value-type="float">
            <text:p>24.7</text:p>
          </table:table-cell>
          <table:table-cell table:formula="of:=SUM([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14407.9705365" calcext:value-type="float">
            <text:p>114,408</text:p>
          </table:table-cell>
          <table:table-cell table:formula="of:=[.$H$9]*[.B7]" office:value-type="float" office:value="114407.9705365" calcext:value-type="float">
            <text:p>114,408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5.9057059512553" calcext:value-type="float">
            <text:p>25.9</text:p>
          </table:table-cell>
          <table:table-cell table:formula="of:=SUM([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17840.209652595" calcext:value-type="float">
            <text:p>117,840</text:p>
          </table:table-cell>
          <table:table-cell table:formula="of:=[.$H$9]*[.B8]" office:value-type="float" office:value="117840.209652595" calcext:value-type="float">
            <text:p>117,840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6.1596834605814" calcext:value-type="float">
            <text:p>26.2</text:p>
          </table:table-cell>
          <table:table-cell table:formula="of:=SUM([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121375.415942173" calcext:value-type="float">
            <text:p>121,375</text:p>
          </table:table-cell>
          <table:table-cell table:formula="of:=[.$H$9]*[.B9]" office:value-type="float" office:value="121375.415942173" calcext:value-type="float">
            <text:p>121,375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6.416150945489" calcext:value-type="float">
            <text:p>26.4</text:p>
          </table:table-cell>
          <table:table-cell table:formula="of:=SUM([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125016.678420438" calcext:value-type="float">
            <text:p>125,017</text:p>
          </table:table-cell>
          <table:table-cell table:formula="of:=[.$H$9]*[.B10]" office:value-type="float" office:value="125016.678420438" calcext:value-type="float">
            <text:p>125,01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51328175036" calcext:value-type="float">
            <text:p>26.7</text:p>
          </table:table-cell>
          <table:table-cell table:formula="of:=SUM([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128767.178773051" calcext:value-type="float">
            <text:p>128,767</text:p>
          </table:table-cell>
          <table:table-cell table:formula="of:=[.$H$9]*[.B11]" office:value-type="float" office:value="128767.178773051" calcext:value-type="float">
            <text:p>128,76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9366537274791" calcext:value-type="float">
            <text:p>26.9</text:p>
          </table:table-cell>
          <table:table-cell table:formula="of:=SUM([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137780.881287165" calcext:value-type="float">
            <text:p>137,781</text:p>
          </table:table-cell>
          <table:table-cell table:formula="of:=[.$H$9]*[.B12]" office:value-type="float" office:value="137780.881287165" calcext:value-type="float">
            <text:p>137,781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8.2570779298066" calcext:value-type="float">
            <text:p>28.3</text:p>
          </table:table-cell>
          <table:table-cell table:formula="of:=SUM([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141914.30772578" calcext:value-type="float">
            <text:p>141,914</text:p>
          </table:table-cell>
          <table:table-cell table:formula="of:=[.$H$9]*[.B13]" office:value-type="float" office:value="141914.30772578" calcext:value-type="float">
            <text:p>141,914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8.534108105589" calcext:value-type="float">
            <text:p>28.5</text:p>
          </table:table-cell>
          <table:table-cell table:formula="of:=SUM([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146171.736957553" calcext:value-type="float">
            <text:p>146,172</text:p>
          </table:table-cell>
          <table:table-cell table:formula="of:=[.$H$9]*[.B14]" office:value-type="float" office:value="146171.736957553" calcext:value-type="float">
            <text:p>146,172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8.8138542634869" calcext:value-type="float">
            <text:p>28.8</text:p>
          </table:table-cell>
          <table:table-cell table:formula="of:=SUM([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150556.88906628" calcext:value-type="float">
            <text:p>150,557</text:p>
          </table:table-cell>
          <table:table-cell table:formula="of:=[.$H$9]*[.B15]" office:value-type="float" office:value="150556.88906628" calcext:value-type="float">
            <text:p>150,557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9.096343030776" calcext:value-type="float">
            <text:p>29.1</text:p>
          </table:table-cell>
          <table:table-cell table:formula="of:=SUM([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155073.595738268" calcext:value-type="float">
            <text:p>155,074</text:p>
          </table:table-cell>
          <table:table-cell table:formula="of:=[.$H$9]*[.B16]" office:value-type="float" office:value="155073.595738268" calcext:value-type="float">
            <text:p>155,074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9.3816012957836" calcext:value-type="float">
            <text:p>29.4</text:p>
          </table:table-cell>
          <table:table-cell table:formula="of:=SUM([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165928.747439947" calcext:value-type="float">
            <text:p>165,929</text:p>
          </table:table-cell>
          <table:table-cell table:formula="of:=[.$H$9]*[.B17]" office:value-type="float" office:value="165928.747439947" calcext:value-type="float">
            <text:p>165,9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218758691063" calcext:value-type="float">
            <text:p>30.8</text:p>
          </table:table-cell>
          <table:table-cell table:formula="of:=SUM([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170906.609863145" calcext:value-type="float">
            <text:p>170,907</text:p>
          </table:table-cell>
          <table:table-cell table:formula="of:=[.$H$9]*[.B18]" office:value-type="float" office:value="170906.609863145" calcext:value-type="float">
            <text:p>170,907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124051122725" calcext:value-type="float">
            <text:p>31.1</text:p>
          </table:table-cell>
          <table:table-cell table:formula="of:=SUM([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176033.80815904" calcext:value-type="float">
            <text:p>176,034</text:p>
          </table:table-cell>
          <table:table-cell table:formula="of:=[.$H$9]*[.B19]" office:value-type="float" office:value="176033.80815904" calcext:value-type="float">
            <text:p>176,034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1.4291888788302" calcext:value-type="float">
            <text:p>31.4</text:p>
          </table:table-cell>
          <table:table-cell table:formula="of:=SUM([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181314.822403811" calcext:value-type="float">
            <text:p>181,315</text:p>
          </table:table-cell>
          <table:table-cell table:formula="of:=[.$H$9]*[.B20]" office:value-type="float" office:value="181314.822403811" calcext:value-type="float">
            <text:p>181,315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1.7373181815638" calcext:value-type="float">
            <text:p>31.7</text:p>
          </table:table-cell>
          <table:table-cell table:formula="of:=SUM([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186754.267075925" calcext:value-type="float">
            <text:p>186,754</text:p>
          </table:table-cell>
          <table:table-cell table:formula="of:=[.$H$9]*[.B21]" office:value-type="float" office:value="186754.267075925" calcext:value-type="float">
            <text:p>186,754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2.0484683598144" calcext:value-type="float">
            <text:p>32.0</text:p>
          </table:table-cell>
          <table:table-cell table:formula="of:=SUM([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199827.06577124" calcext:value-type="float">
            <text:p>199,827</text:p>
          </table:table-cell>
          <table:table-cell table:formula="of:=[.$H$9]*[.B22]" office:value-type="float" office:value="199827.06577124" calcext:value-type="float">
            <text:p>199,827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3.6194717107857" calcext:value-type="float">
            <text:p>33.6</text:p>
          </table:table-cell>
          <table:table-cell table:formula="of:=SUM([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205821.877744377" calcext:value-type="float">
            <text:p>205,822</text:p>
          </table:table-cell>
          <table:table-cell table:formula="of:=[.$H$9]*[.B23]" office:value-type="float" office:value="205821.877744377" calcext:value-type="float">
            <text:p>205,822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3.9490743746169" calcext:value-type="float">
            <text:p>33.9</text:p>
          </table:table-cell>
          <table:table-cell table:formula="of:=SUM([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211996.534076709" calcext:value-type="float">
            <text:p>211,997</text:p>
          </table:table-cell>
          <table:table-cell table:formula="of:=[.$H$9]*[.B24]" office:value-type="float" office:value="211996.534076709" calcext:value-type="float">
            <text:p>211,997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34.2819084371132" calcext:value-type="float">
            <text:p>34.3</text:p>
          </table:table-cell>
          <table:table-cell table:formula="of:=SUM([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218356.43009901" calcext:value-type="float">
            <text:p>218,356</text:p>
          </table:table-cell>
          <table:table-cell table:formula="of:=[.$H$9]*[.B25]" office:value-type="float" office:value="218356.43009901" calcext:value-type="float">
            <text:p>218,356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34.6180055786535" calcext:value-type="float">
            <text:p>34.6</text:p>
          </table:table-cell>
          <table:table-cell table:formula="of:=SUM([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224907.12300198" calcext:value-type="float">
            <text:p>224,907</text:p>
          </table:table-cell>
          <table:table-cell table:formula="of:=[.$H$9]*[.B26]" office:value-type="float" office:value="224907.12300198" calcext:value-type="float">
            <text:p>224,907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34.9573977902089" calcext:value-type="float">
            <text:p>35.0</text:p>
          </table:table-cell>
          <table:table-cell table:formula="of:=SUM([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240650.621612119" calcext:value-type="float">
            <text:p>240,651</text:p>
          </table:table-cell>
          <table:table-cell table:formula="of:=[.$H$9]*[.B27]" office:value-type="float" office:value="240650.621612119" calcext:value-type="float">
            <text:p>240,651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36.6709957211015" calcext:value-type="float">
            <text:p>36.7</text:p>
          </table:table-cell>
          <table:table-cell table:formula="of:=SUM([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247870.140260482" calcext:value-type="float">
            <text:p>247,870</text:p>
          </table:table-cell>
          <table:table-cell table:formula="of:=[.$H$9]*[.B28]" office:value-type="float" office:value="247870.140260482" calcext:value-type="float">
            <text:p>247,870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37.0305152869947" calcext:value-type="float">
            <text:p>37.0</text:p>
          </table:table-cell>
          <table:table-cell table:formula="of:=SUM([.E$2:.E28])" office:value-type="float" office:value="799.565954090559" calcext:value-type="float">
            <text:p>799.565954090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255306.244468297" calcext:value-type="float">
            <text:p>255,306</text:p>
          </table:table-cell>
          <table:table-cell table:formula="of:=[.$H$9]*[.B29]" office:value-type="float" office:value="255306.244468297" calcext:value-type="float">
            <text:p>255,306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37.3935595545142" calcext:value-type="float">
            <text:p>37.4</text:p>
          </table:table-cell>
          <table:table-cell table:formula="of:=SUM([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262965.431802346" calcext:value-type="float">
            <text:p>262,965</text:p>
          </table:table-cell>
          <table:table-cell table:formula="of:=[.$H$9]*[.B30]" office:value-type="float" office:value="262965.431802346" calcext:value-type="float">
            <text:p>262,96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37.7601630795585" calcext:value-type="float">
            <text:p>37.8</text:p>
          </table:table-cell>
          <table:table-cell table:formula="of:=SUM([.E$2:.E30])" office:value-type="float" office:value="874.719676724632" calcext:value-type="float">
            <text:p>874.719676724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270854.394756416" calcext:value-type="float">
            <text:p>270,854</text:p>
          </table:table-cell>
          <table:table-cell table:formula="of:=[.$H$9]*[.B31]" office:value-type="float" office:value="270854.394756416" calcext:value-type="float">
            <text:p>270,854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38.1303607568091" calcext:value-type="float">
            <text:p>38.1</text:p>
          </table:table-cell>
          <table:table-cell table:formula="of:=SUM([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289814.202389365" calcext:value-type="float">
            <text:p>289,814</text:p>
          </table:table-cell>
          <table:table-cell table:formula="of:=[.$H$9]*[.B32]" office:value-type="float" office:value="289814.202389365" calcext:value-type="float">
            <text:p>289,814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39.9994960880252" calcext:value-type="float">
            <text:p>40.0</text:p>
          </table:table-cell>
          <table:table-cell table:formula="of:=SUM([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298508.628461046" calcext:value-type="float">
            <text:p>298,509</text:p>
          </table:table-cell>
          <table:table-cell table:formula="of:=[.$H$9]*[.B33]" office:value-type="float" office:value="298508.628461046" calcext:value-type="float">
            <text:p>298,509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3916480104568" calcext:value-type="float">
            <text:p>40.4</text:p>
          </table:table-cell>
          <table:table-cell table:formula="of:=SUM([.E$2:.E33])" office:value-type="float" office:value="993.241181579923" calcext:value-type="float">
            <text:p>993.241181579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307463.887314877" calcext:value-type="float">
            <text:p>307,464</text:p>
          </table:table-cell>
          <table:table-cell table:formula="of:=[.$H$9]*[.B34]" office:value-type="float" office:value="307463.887314877" calcext:value-type="float">
            <text:p>307,464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40.787644559579" calcext:value-type="float">
            <text:p>40.8</text:p>
          </table:table-cell>
          <table:table-cell table:formula="of:=SUM([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316687.803934324" calcext:value-type="float">
            <text:p>316,688</text:p>
          </table:table-cell>
          <table:table-cell table:formula="of:=[.$H$9]*[.B35]" office:value-type="float" office:value="316687.803934324" calcext:value-type="float">
            <text:p>316,688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41.1875234278101" calcext:value-type="float">
            <text:p>41.2</text:p>
          </table:table-cell>
          <table:table-cell table:formula="of:=SUM([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326188.438052354" calcext:value-type="float">
            <text:p>326,188</text:p>
          </table:table-cell>
          <table:table-cell table:formula="of:=[.$H$9]*[.B36]" office:value-type="float" office:value="326188.438052354" calcext:value-type="float">
            <text:p>326,18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41.5913226771024" calcext:value-type="float">
            <text:p>41.6</text:p>
          </table:table-cell>
          <table:table-cell table:formula="of:=SUM([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335974.091193924" calcext:value-type="float">
            <text:p>335,974</text:p>
          </table:table-cell>
          <table:table-cell table:formula="of:=[.$H$9]*[.B37]" office:value-type="float" office:value="335974.091193924" calcext:value-type="float">
            <text:p>335,974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41.9990807425642" calcext:value-type="float">
            <text:p>42.0</text:p>
          </table:table-cell>
          <table:table-cell table:formula="of:=SUM([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359492.277577499" calcext:value-type="float">
            <text:p>359,492</text:p>
          </table:table-cell>
          <table:table-cell table:formula="of:=[.$H$9]*[.B38]" office:value-type="float" office:value="359492.277577499" calcext:value-type="float">
            <text:p>359,492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44.0578592103369" calcext:value-type="float">
            <text:p>44.1</text:p>
          </table:table-cell>
          <table:table-cell table:formula="of:=SUM([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370277.045904824" calcext:value-type="float">
            <text:p>370,277</text:p>
          </table:table-cell>
          <table:table-cell table:formula="of:=[.$H$9]*[.B39]" office:value-type="float" office:value="370277.045904824" calcext:value-type="float">
            <text:p>370,277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44.4897990065167" calcext:value-type="float">
            <text:p>44.5</text:p>
          </table:table-cell>
          <table:table-cell table:formula="of:=SUM([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381385.357281969" calcext:value-type="float">
            <text:p>381,385</text:p>
          </table:table-cell>
          <table:table-cell table:formula="of:=[.$H$9]*[.B40]" office:value-type="float" office:value="381385.357281969" calcext:value-type="float">
            <text:p>381,385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44.9259735065806" calcext:value-type="float">
            <text:p>44.9</text:p>
          </table:table-cell>
          <table:table-cell table:formula="of:=SUM([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392826.918000428" calcext:value-type="float">
            <text:p>392,827</text:p>
          </table:table-cell>
          <table:table-cell table:formula="of:=[.$H$9]*[.B41]" office:value-type="float" office:value="392826.918000428" calcext:value-type="float">
            <text:p>392,827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45.3664242272333" calcext:value-type="float">
            <text:p>45.4</text:p>
          </table:table-cell>
          <table:table-cell table:formula="of:=SUM([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formula="of:=SUM([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7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.$H$9]*[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36500" calcext:value-type="float">
            <text:p>136,500</text:p>
          </table:table-cell>
          <table:table-cell table:formula="of:=[.$H$9]*[.B3]" office:value-type="float" office:value="68250" calcext:value-type="float">
            <text:p>68,25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43325" calcext:value-type="float">
            <text:p>143,325</text:p>
          </table:table-cell>
          <table:table-cell table:formula="of:=[.$H$9]*[.B4]" office:value-type="float" office:value="71662.5" calcext:value-type="float">
            <text:p>71,663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50491.25" calcext:value-type="float">
            <text:p>150,491</text:p>
          </table:table-cell>
          <table:table-cell table:formula="of:=[.$H$9]*[.B5]" office:value-type="float" office:value="75245.625" calcext:value-type="float">
            <text:p>75,246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58015.8125" calcext:value-type="float">
            <text:p>158,016</text:p>
          </table:table-cell>
          <table:table-cell table:formula="of:=[.$H$9]*[.B6]" office:value-type="float" office:value="79007.90625" calcext:value-type="float">
            <text:p>79,008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77767.7890625" calcext:value-type="float">
            <text:p>177,768</text:p>
          </table:table-cell>
          <table:table-cell table:formula="of:=[.$H$9]*[.B7]" office:value-type="float" office:value="88883.89453125" calcext:value-type="float">
            <text:p>88,884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0.1262204436565" calcext:value-type="float">
            <text:p>20.1</text:p>
          </table:table-cell>
          <table:table-cell table:formula="of:=SUM([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186656.178515625" calcext:value-type="float">
            <text:p>186,656</text:p>
          </table:table-cell>
          <table:table-cell table:formula="of:=[.$H$9]*[.B8]" office:value-type="float" office:value="93328.0892578125" calcext:value-type="float">
            <text:p>93,328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1">
          <table:table-cell office:value-type="float" office:value="8" calcext:value-type="float">
            <text:p>8</text:p>
          </table:table-cell>
          <table:table-cell table:formula="of:=[.B8]*(1+[.$H$4])^(1)" office:value-type="float" office:value="195988.987441406" calcext:value-type="float">
            <text:p>195,989</text:p>
          </table:table-cell>
          <table:table-cell table:formula="of:=[.$H$9]*[.B9]" office:value-type="float" office:value="97994.4937207031" calcext:value-type="float">
            <text:p>97,994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05788.436813477" calcext:value-type="float">
            <text:p>205,788</text:p>
          </table:table-cell>
          <table:table-cell table:formula="of:=[.$H$9]*[.B10]" office:value-type="float" office:value="102894.218406738" calcext:value-type="float">
            <text:p>102,894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1.9548061653209" calcext:value-type="float">
            <text:p>22.0</text:p>
          </table:table-cell>
          <table:table-cell table:formula="of:=SUM([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16077.85865415" calcext:value-type="float">
            <text:p>216,078</text:p>
          </table:table-cell>
          <table:table-cell table:formula="of:=[.$H$9]*[.B11]" office:value-type="float" office:value="108038.929327075" calcext:value-type="float">
            <text:p>108,039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3087.590985919" calcext:value-type="float">
            <text:p>243,088</text:p>
          </table:table-cell>
          <table:table-cell table:formula="of:=[.$H$9]*[.B12]" office:value-type="float" office:value="121543.79549296" calcext:value-type="float">
            <text:p>121,544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5241.970535215" calcext:value-type="float">
            <text:p>255,242</text:p>
          </table:table-cell>
          <table:table-cell table:formula="of:=[.$H$9]*[.B13]" office:value-type="float" office:value="127620.985267608" calcext:value-type="float">
            <text:p>127,621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004.069061976" calcext:value-type="float">
            <text:p>268,004</text:p>
          </table:table-cell>
          <table:table-cell table:formula="of:=[.$H$9]*[.B14]" office:value-type="float" office:value="134002.034530988" calcext:value-type="float">
            <text:p>134,002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81404.272515075" calcext:value-type="float">
            <text:p>281,404</text:p>
          </table:table-cell>
          <table:table-cell table:formula="of:=[.$H$9]*[.B15]" office:value-type="float" office:value="140702.136257537" calcext:value-type="float">
            <text:p>140,702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5474.486140829" calcext:value-type="float">
            <text:p>295,474</text:p>
          </table:table-cell>
          <table:table-cell table:formula="of:=[.$H$9]*[.B16]" office:value-type="float" office:value="147737.243070414" calcext:value-type="float">
            <text:p>147,737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32408.796908432" calcext:value-type="float">
            <text:p>332,409</text:p>
          </table:table-cell>
          <table:table-cell table:formula="of:=[.$H$9]*[.B17]" office:value-type="float" office:value="166204.398454216" calcext:value-type="float">
            <text:p>166,20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49029.236753854" calcext:value-type="float">
            <text:p>349,029</text:p>
          </table:table-cell>
          <table:table-cell table:formula="of:=[.$H$9]*[.B18]" office:value-type="float" office:value="174514.618376927" calcext:value-type="float">
            <text:p>174,515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66480.698591546" calcext:value-type="float">
            <text:p>366,481</text:p>
          </table:table-cell>
          <table:table-cell table:formula="of:=[.$H$9]*[.B19]" office:value-type="float" office:value="183240.349295773" calcext:value-type="float">
            <text:p>183,240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84804.733521124" calcext:value-type="float">
            <text:p>384,805</text:p>
          </table:table-cell>
          <table:table-cell table:formula="of:=[.$H$9]*[.B20]" office:value-type="float" office:value="192402.366760562" calcext:value-type="float">
            <text:p>192,402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404044.97019718" calcext:value-type="float">
            <text:p>404,045</text:p>
          </table:table-cell>
          <table:table-cell table:formula="of:=[.$H$9]*[.B21]" office:value-type="float" office:value="202022.48509859" calcext:value-type="float">
            <text:p>202,02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54550.591471828" calcext:value-type="float">
            <text:p>454,551</text:p>
          </table:table-cell>
          <table:table-cell table:formula="of:=[.$H$9]*[.B22]" office:value-type="float" office:value="227275.295735914" calcext:value-type="float">
            <text:p>227,275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77278.121045419" calcext:value-type="float">
            <text:p>477,278</text:p>
          </table:table-cell>
          <table:table-cell table:formula="of:=[.$H$9]*[.B23]" office:value-type="float" office:value="238639.06052271" calcext:value-type="float">
            <text:p>238,639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501142.02709769" calcext:value-type="float">
            <text:p>501,142</text:p>
          </table:table-cell>
          <table:table-cell table:formula="of:=[.$H$9]*[.B24]" office:value-type="float" office:value="250571.013548845" calcext:value-type="float">
            <text:p>250,571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526199.128452575" calcext:value-type="float">
            <text:p>526,199</text:p>
          </table:table-cell>
          <table:table-cell table:formula="of:=[.$H$9]*[.B25]" office:value-type="float" office:value="263099.564226287" calcext:value-type="float">
            <text:p>263,100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552509.084875203" calcext:value-type="float">
            <text:p>552,509</text:p>
          </table:table-cell>
          <table:table-cell table:formula="of:=[.$H$9]*[.B26]" office:value-type="float" office:value="276254.542437602" calcext:value-type="float">
            <text:p>276,255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621572.720484604" calcext:value-type="float">
            <text:p>621,573</text:p>
          </table:table-cell>
          <table:table-cell table:formula="of:=[.$H$9]*[.B27]" office:value-type="float" office:value="310786.360242302" calcext:value-type="float">
            <text:p>310,786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652651.356508834" calcext:value-type="float">
            <text:p>652,651</text:p>
          </table:table-cell>
          <table:table-cell table:formula="of:=[.$H$9]*[.B28]" office:value-type="float" office:value="326325.678254417" calcext:value-type="float">
            <text:p>326,326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685283.924334276" calcext:value-type="float">
            <text:p>685,284</text:p>
          </table:table-cell>
          <table:table-cell table:formula="of:=[.$H$9]*[.B29]" office:value-type="float" office:value="342641.962167138" calcext:value-type="float">
            <text:p>342,642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719548.120550989" calcext:value-type="float">
            <text:p>719,548</text:p>
          </table:table-cell>
          <table:table-cell table:formula="of:=[.$H$9]*[.B30]" office:value-type="float" office:value="359774.060275495" calcext:value-type="float">
            <text:p>359,774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755525.526578539" calcext:value-type="float">
            <text:p>755,526</text:p>
          </table:table-cell>
          <table:table-cell table:formula="of:=[.$H$9]*[.B31]" office:value-type="float" office:value="377762.763289269" calcext:value-type="float">
            <text:p>377,763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53.1807152609168" calcext:value-type="float">
            <text:p>53.2</text:p>
          </table:table-cell>
          <table:table-cell table:formula="of:=SUM([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849966.217400856" calcext:value-type="float">
            <text:p>849,966</text:p>
          </table:table-cell>
          <table:table-cell table:formula="of:=[.$H$9]*[.B32]" office:value-type="float" office:value="424983.108700428" calcext:value-type="float">
            <text:p>424,983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892464.528270899" calcext:value-type="float">
            <text:p>892,465</text:p>
          </table:table-cell>
          <table:table-cell table:formula="of:=[.$H$9]*[.B33]" office:value-type="float" office:value="446232.26413545" calcext:value-type="float">
            <text:p>446,232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937087.754684444" calcext:value-type="float">
            <text:p>937,088</text:p>
          </table:table-cell>
          <table:table-cell table:formula="of:=[.$H$9]*[.B34]" office:value-type="float" office:value="468543.877342222" calcext:value-type="float">
            <text:p>468,544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983942.142418666" calcext:value-type="float">
            <text:p>983,942</text:p>
          </table:table-cell>
          <table:table-cell table:formula="of:=[.$H$9]*[.B35]" office:value-type="float" office:value="491971.071209333" calcext:value-type="float">
            <text:p>491,971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1033139.2495396" calcext:value-type="float">
            <text:p>1,033,139</text:p>
          </table:table-cell>
          <table:table-cell table:formula="of:=[.$H$9]*[.B36]" office:value-type="float" office:value="516569.6247698" calcext:value-type="float">
            <text:p>516,570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1084796.21201658" calcext:value-type="float">
            <text:p>1,084,796</text:p>
          </table:table-cell>
          <table:table-cell table:formula="of:=[.$H$9]*[.B37]" office:value-type="float" office:value="542398.10600829" calcext:value-type="float">
            <text:p>542,398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67.803507609482" calcext:value-type="float">
            <text:p>67.8</text:p>
          </table:table-cell>
          <table:table-cell table:formula="of:=SUM([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1220395.73851865" calcext:value-type="float">
            <text:p>1,220,396</text:p>
          </table:table-cell>
          <table:table-cell table:formula="of:=[.$H$9]*[.B38]" office:value-type="float" office:value="610197.869259326" calcext:value-type="float">
            <text:p>610,198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1281415.52544458" calcext:value-type="float">
            <text:p>1,281,416</text:p>
          </table:table-cell>
          <table:table-cell table:formula="of:=[.$H$9]*[.B39]" office:value-type="float" office:value="640707.762722292" calcext:value-type="float">
            <text:p>640,708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1345486.30171681" calcext:value-type="float">
            <text:p>1,345,486</text:p>
          </table:table-cell>
          <table:table-cell table:formula="of:=[.$H$9]*[.B40]" office:value-type="float" office:value="672743.150858407" calcext:value-type="float">
            <text:p>672,743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412760.61680266" calcext:value-type="float">
            <text:p>1,412,761</text:p>
          </table:table-cell>
          <table:table-cell table:formula="of:=[.$H$9]*[.B41]" office:value-type="float" office:value="706380.308401327" calcext:value-type="float">
            <text:p>706,38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n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3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,000</text:p>
          </table:table-cell>
          <table:table-cell table:formula="of:=[.$H$9]*[.B2]" office:value-type="float" office:value="21600" calcext:value-type="float">
            <text:p>21,6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5.4" calcext:value-type="float">
            <text:p>5.4</text:p>
          </table:table-cell>
          <table:table-cell table:number-columns-repeated="3"/>
        </table:table-row>
        <table:table-row table:style-name="ro14">
          <table:table-cell office:value-type="float" office:value="2" calcext:value-type="float">
            <text:p>2</text:p>
          </table:table-cell>
          <table:table-cell table:formula="of:=[.B2]*(1+[.$H$4])^(1)" office:value-type="float" office:value="112320" calcext:value-type="float">
            <text:p>112,320</text:p>
          </table:table-cell>
          <table:table-cell table:formula="of:=[.$H$9]*[.B3]" office:value-type="float" office:value="22464" calcext:value-type="float">
            <text:p>22,464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5.50588235294118" calcext:value-type="float">
            <text:p>5.5</text:p>
          </table:table-cell>
          <table:table-cell table:number-columns-repeated="3"/>
        </table:table-row>
        <table:table-row table:style-name="ro14">
          <table:table-cell office:value-type="float" office:value="3" calcext:value-type="float">
            <text:p>3</text:p>
          </table:table-cell>
          <table:table-cell table:formula="of:=[.B3]*(1+[.$H$4])^(1)" office:value-type="float" office:value="116812.8" calcext:value-type="float">
            <text:p>116,813</text:p>
          </table:table-cell>
          <table:table-cell table:formula="of:=[.$H$9]*[.B4]" office:value-type="float" office:value="23362.56" calcext:value-type="float">
            <text:p>23,363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5.61384083044983" calcext:value-type="float">
            <text:p>5.6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14">
          <table:table-cell office:value-type="float" office:value="4" calcext:value-type="float">
            <text:p>4</text:p>
          </table:table-cell>
          <table:table-cell table:formula="of:=[.B4]*(1+[.$H$4])^(1)" office:value-type="float" office:value="121485.312" calcext:value-type="float">
            <text:p>121,485</text:p>
          </table:table-cell>
          <table:table-cell table:formula="of:=[.$H$9]*[.B5]" office:value-type="float" office:value="24297.0624" calcext:value-type="float">
            <text:p>24,297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5.7239161408508" calcext:value-type="float">
            <text:p>5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14">
          <table:table-cell office:value-type="float" office:value="5" calcext:value-type="float">
            <text:p>5</text:p>
          </table:table-cell>
          <table:table-cell table:formula="of:=[.B5]*(1+[.$H$4])^(1)" office:value-type="float" office:value="126344.72448" calcext:value-type="float">
            <text:p>126,345</text:p>
          </table:table-cell>
          <table:table-cell table:formula="of:=[.$H$9]*[.B6]" office:value-type="float" office:value="25268.944896" calcext:value-type="float">
            <text:p>25,269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5.83614979067141" calcext:value-type="float">
            <text:p>5.8</text:p>
          </table:table-cell>
          <table:table-cell table:number-columns-repeated="3"/>
        </table:table-row>
        <table:table-row table:style-name="ro15">
          <table:table-cell office:value-type="float" office:value="6" calcext:value-type="float">
            <text:p>6</text:p>
          </table:table-cell>
          <table:table-cell table:formula="of:=[.B6]*(1+[.$H$7])^(1)" office:value-type="float" office:value="138979.196928" calcext:value-type="float">
            <text:p>138,979</text:p>
          </table:table-cell>
          <table:table-cell table:formula="of:=[.$H$9]*[.B7]" office:value-type="float" office:value="27795.8393856" calcext:value-type="float">
            <text:p>27,796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6.29388702915544" calcext:value-type="float">
            <text:p>6.3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14">
          <table:table-cell office:value-type="float" office:value="7" calcext:value-type="float">
            <text:p>7</text:p>
          </table:table-cell>
          <table:table-cell table:formula="of:=[.B7]*(1+[.$H$4])^(1)" office:value-type="float" office:value="144538.36480512" calcext:value-type="float">
            <text:p>144,538</text:p>
          </table:table-cell>
          <table:table-cell table:formula="of:=[.$H$9]*[.B8]" office:value-type="float" office:value="28907.672961024" calcext:value-type="float">
            <text:p>28,908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6.41729657874672" calcext:value-type="float">
            <text:p>6.4</text:p>
          </table:table-cell>
          <table:table-cell table:number-columns-repeated="3"/>
        </table:table-row>
        <table:table-row table:style-name="ro15">
          <table:table-cell office:value-type="float" office:value="8" calcext:value-type="float">
            <text:p>8</text:p>
          </table:table-cell>
          <table:table-cell table:formula="of:=[.B8]*(1+[.$H$4])^(1)" office:value-type="float" office:value="150319.899397325" calcext:value-type="float">
            <text:p>150,320</text:p>
          </table:table-cell>
          <table:table-cell table:formula="of:=[.$H$9]*[.B9]" office:value-type="float" office:value="30063.979879465" calcext:value-type="float">
            <text:p>30,064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6.54312592342803" calcext:value-type="float">
            <text:p>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4">
          <table:table-cell office:value-type="float" office:value="9" calcext:value-type="float">
            <text:p>9</text:p>
          </table:table-cell>
          <table:table-cell table:formula="of:=[.B9]*(1+[.$H$4])^(1)" office:value-type="float" office:value="156332.695373218" calcext:value-type="float">
            <text:p>156,333</text:p>
          </table:table-cell>
          <table:table-cell table:formula="of:=[.$H$9]*[.B10]" office:value-type="float" office:value="31266.5390746436" calcext:value-type="float">
            <text:p>31,267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6.67142251016192" calcext:value-type="float">
            <text:p>6.7</text:p>
          </table:table-cell>
          <table:table-cell table:formula="of:=SUM([.E2:.E9])" office:value-type="float" office:value="47.3340986462434" calcext:value-type="float">
            <text:p>47.3340986462</text:p>
          </table:table-cell>
          <table:table-cell table:number-columns-repeated="2"/>
        </table:table-row>
        <table:table-row table:style-name="ro14">
          <table:table-cell office:value-type="float" office:value="10" calcext:value-type="float">
            <text:p>10</text:p>
          </table:table-cell>
          <table:table-cell table:formula="of:=[.B10]*(1+[.$H$4])^(1)" office:value-type="float" office:value="162586.003188147" calcext:value-type="float">
            <text:p>162,586</text:p>
          </table:table-cell>
          <table:table-cell table:formula="of:=[.$H$9]*[.B11]" office:value-type="float" office:value="32517.2006376293" calcext:value-type="float">
            <text:p>32,517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6.80223471624352" calcext:value-type="float">
            <text:p>6.8</text:p>
          </table:table-cell>
          <table:table-cell table:number-columns-repeated="3"/>
        </table:table-row>
        <table:table-row table:style-name="ro14">
          <table:table-cell office:value-type="float" office:value="11" calcext:value-type="float">
            <text:p>11</text:p>
          </table:table-cell>
          <table:table-cell table:formula="of:=[.B11]*(1+[.$H$7])^(1)" office:value-type="float" office:value="178844.603506961" calcext:value-type="float">
            <text:p>178,845</text:p>
          </table:table-cell>
          <table:table-cell table:formula="of:=[.$H$9]*[.B12]" office:value-type="float" office:value="35768.9207013922" calcext:value-type="float">
            <text:p>35,769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7.33574332143909" calcext:value-type="float">
            <text:p>7.3</text:p>
          </table:table-cell>
          <table:table-cell table:number-columns-repeated="3"/>
        </table:table-row>
        <table:table-row table:style-name="ro14">
          <table:table-cell office:value-type="float" office:value="12" calcext:value-type="float">
            <text:p>12</text:p>
          </table:table-cell>
          <table:table-cell table:formula="of:=[.B12]*(1+[.$H$4])^(1)" office:value-type="float" office:value="185998.38764724" calcext:value-type="float">
            <text:p>185,998</text:p>
          </table:table-cell>
          <table:table-cell table:formula="of:=[.$H$9]*[.B13]" office:value-type="float" office:value="37199.6775294479" calcext:value-type="float">
            <text:p>37,2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7.47958142578104" calcext:value-type="float">
            <text:p>7.5</text:p>
          </table:table-cell>
          <table:table-cell table:number-columns-repeated="3"/>
        </table:table-row>
        <table:table-row table:style-name="ro14">
          <table:table-cell office:value-type="float" office:value="13" calcext:value-type="float">
            <text:p>13</text:p>
          </table:table-cell>
          <table:table-cell table:formula="of:=[.B13]*(1+[.$H$4])^(1)" office:value-type="float" office:value="193438.323153129" calcext:value-type="float">
            <text:p>193,438</text:p>
          </table:table-cell>
          <table:table-cell table:formula="of:=[.$H$9]*[.B14]" office:value-type="float" office:value="38687.6646306259" calcext:value-type="float">
            <text:p>38,688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7.62623988511008" calcext:value-type="float">
            <text:p>7.6</text:p>
          </table:table-cell>
          <table:table-cell table:number-columns-repeated="3"/>
        </table:table-row>
        <table:table-row table:style-name="ro14">
          <table:table-cell office:value-type="float" office:value="14" calcext:value-type="float">
            <text:p>14</text:p>
          </table:table-cell>
          <table:table-cell table:formula="of:=[.B14]*(1+[.$H$4])^(1)" office:value-type="float" office:value="201175.856079254" calcext:value-type="float">
            <text:p>201,176</text:p>
          </table:table-cell>
          <table:table-cell table:formula="of:=[.$H$9]*[.B15]" office:value-type="float" office:value="40235.1712158509" calcext:value-type="float">
            <text:p>40,235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7.77577400050439" calcext:value-type="float">
            <text:p>7.8</text:p>
          </table:table-cell>
          <table:table-cell table:number-columns-repeated="3"/>
        </table:table-row>
        <table:table-row table:style-name="ro14">
          <table:table-cell office:value-type="float" office:value="15" calcext:value-type="float">
            <text:p>15</text:p>
          </table:table-cell>
          <table:table-cell table:formula="of:=[.B15]*(1+[.$H$4])^(1)" office:value-type="float" office:value="209222.890322425" calcext:value-type="float">
            <text:p>209,223</text:p>
          </table:table-cell>
          <table:table-cell table:formula="of:=[.$H$9]*[.B16]" office:value-type="float" office:value="41844.5780644849" calcext:value-type="float">
            <text:p>41,845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7.92824015737703" calcext:value-type="float">
            <text:p>7.9</text:p>
          </table:table-cell>
          <table:table-cell table:number-columns-repeated="3"/>
        </table:table-row>
        <table:table-row table:style-name="ro14">
          <table:table-cell office:value-type="float" office:value="16" calcext:value-type="float">
            <text:p>16</text:p>
          </table:table-cell>
          <table:table-cell table:formula="of:=[.B16]*(1+[.$H$7])^(1)" office:value-type="float" office:value="230145.179354667" calcext:value-type="float">
            <text:p>230,145</text:p>
          </table:table-cell>
          <table:table-cell table:formula="of:=[.$H$9]*[.B17]" office:value-type="float" office:value="46029.0358709334" calcext:value-type="float">
            <text:p>46,029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8.55006291481836" calcext:value-type="float">
            <text:p>8.6</text:p>
          </table:table-cell>
          <table:table-cell table:number-columns-repeated="3"/>
        </table:table-row>
        <table:table-row table:style-name="ro14">
          <table:table-cell office:value-type="float" office:value="17" calcext:value-type="float">
            <text:p>17</text:p>
          </table:table-cell>
          <table:table-cell table:formula="of:=[.B17]*(1+[.$H$4])^(1)" office:value-type="float" office:value="239350.986528854" calcext:value-type="float">
            <text:p>239,351</text:p>
          </table:table-cell>
          <table:table-cell table:formula="of:=[.$H$9]*[.B18]" office:value-type="float" office:value="47870.1973057708" calcext:value-type="float">
            <text:p>47,870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8.71771120726578" calcext:value-type="float">
            <text:p>8.7</text:p>
          </table:table-cell>
          <table:table-cell table:number-columns-repeated="3"/>
        </table:table-row>
        <table:table-row table:style-name="ro14">
          <table:table-cell office:value-type="float" office:value="18" calcext:value-type="float">
            <text:p>18</text:p>
          </table:table-cell>
          <table:table-cell table:formula="of:=[.B18]*(1+[.$H$4])^(1)" office:value-type="float" office:value="248925.025990008" calcext:value-type="float">
            <text:p>248,925</text:p>
          </table:table-cell>
          <table:table-cell table:formula="of:=[.$H$9]*[.B19]" office:value-type="float" office:value="49785.0051980016" calcext:value-type="float">
            <text:p>49,785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8.88864672113374" calcext:value-type="float">
            <text:p>8.9</text:p>
          </table:table-cell>
          <table:table-cell table:number-columns-repeated="3"/>
        </table:table-row>
        <table:table-row table:style-name="ro14">
          <table:table-cell office:value-type="float" office:value="19" calcext:value-type="float">
            <text:p>19</text:p>
          </table:table-cell>
          <table:table-cell table:formula="of:=[.B19]*(1+[.$H$4])^(1)" office:value-type="float" office:value="258882.027029608" calcext:value-type="float">
            <text:p>258,882</text:p>
          </table:table-cell>
          <table:table-cell table:formula="of:=[.$H$9]*[.B20]" office:value-type="float" office:value="51776.4054059217" calcext:value-type="float">
            <text:p>51,776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9.0629339117442" calcext:value-type="float">
            <text:p>9.1</text:p>
          </table:table-cell>
          <table:table-cell table:number-columns-repeated="3"/>
        </table:table-row>
        <table:table-row table:style-name="ro14">
          <table:table-cell office:value-type="float" office:value="20" calcext:value-type="float">
            <text:p>20</text:p>
          </table:table-cell>
          <table:table-cell table:formula="of:=[.B20]*(1+[.$H$4])^(1)" office:value-type="float" office:value="269237.308110793" calcext:value-type="float">
            <text:p>269,237</text:p>
          </table:table-cell>
          <table:table-cell table:formula="of:=[.$H$9]*[.B21]" office:value-type="float" office:value="53847.4616221585" calcext:value-type="float">
            <text:p>53,847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9.24063849824899" calcext:value-type="float">
            <text:p>9.2</text:p>
          </table:table-cell>
          <table:table-cell table:number-columns-repeated="3"/>
        </table:table-row>
        <table:table-row table:style-name="ro14">
          <table:table-cell office:value-type="float" office:value="21" calcext:value-type="float">
            <text:p>21</text:p>
          </table:table-cell>
          <table:table-cell table:formula="of:=[.B21]*(1+[.$H$7])^(1)" office:value-type="float" office:value="296161.038921872" calcext:value-type="float">
            <text:p>296,161</text:p>
          </table:table-cell>
          <table:table-cell table:formula="of:=[.$H$9]*[.B22]" office:value-type="float" office:value="59232.2077843744" calcext:value-type="float">
            <text:p>59,232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9.96539445889597" calcext:value-type="float">
            <text:p>10.0</text:p>
          </table:table-cell>
          <table:table-cell table:number-columns-repeated="3"/>
        </table:table-row>
        <table:table-row table:style-name="ro14">
          <table:table-cell office:value-type="float" office:value="22" calcext:value-type="float">
            <text:p>22</text:p>
          </table:table-cell>
          <table:table-cell table:formula="of:=[.B22]*(1+[.$H$4])^(1)" office:value-type="float" office:value="308007.480478747" calcext:value-type="float">
            <text:p>308,007</text:p>
          </table:table-cell>
          <table:table-cell table:formula="of:=[.$H$9]*[.B23]" office:value-type="float" office:value="61601.4960957494" calcext:value-type="float">
            <text:p>61,6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10.1607943502469" calcext:value-type="float">
            <text:p>10.2</text:p>
          </table:table-cell>
          <table:table-cell table:number-columns-repeated="3"/>
        </table:table-row>
        <table:table-row table:style-name="ro14">
          <table:table-cell office:value-type="float" office:value="23" calcext:value-type="float">
            <text:p>23</text:p>
          </table:table-cell>
          <table:table-cell table:formula="of:=[.B23]*(1+[.$H$4])^(1)" office:value-type="float" office:value="320327.779697897" calcext:value-type="float">
            <text:p>320,328</text:p>
          </table:table-cell>
          <table:table-cell table:formula="of:=[.$H$9]*[.B24]" office:value-type="float" office:value="64065.5559395793" calcext:value-type="float">
            <text:p>64,066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10.3600256120164" calcext:value-type="float">
            <text:p>10.4</text:p>
          </table:table-cell>
          <table:table-cell table:number-columns-repeated="3"/>
        </table:table-row>
        <table:table-row table:style-name="ro14">
          <table:table-cell office:value-type="float" office:value="24" calcext:value-type="float">
            <text:p>24</text:p>
          </table:table-cell>
          <table:table-cell table:formula="of:=[.B24]*(1+[.$H$4])^(1)" office:value-type="float" office:value="333140.890885813" calcext:value-type="float">
            <text:p>333,141</text:p>
          </table:table-cell>
          <table:table-cell table:formula="of:=[.$H$9]*[.B25]" office:value-type="float" office:value="66628.1781771625" calcext:value-type="float">
            <text:p>66,628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10.5631633691148" calcext:value-type="float">
            <text:p>10.6</text:p>
          </table:table-cell>
          <table:table-cell table:number-columns-repeated="3"/>
        </table:table-row>
        <table:table-row table:style-name="ro14">
          <table:table-cell office:value-type="float" office:value="25" calcext:value-type="float">
            <text:p>25</text:p>
          </table:table-cell>
          <table:table-cell table:formula="of:=[.B25]*(1+[.$H$4])^(1)" office:value-type="float" office:value="346466.526521245" calcext:value-type="float">
            <text:p>346,467</text:p>
          </table:table-cell>
          <table:table-cell table:formula="of:=[.$H$9]*[.B26]" office:value-type="float" office:value="69293.305304249" calcext:value-type="float">
            <text:p>69,29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10.7702842194896" calcext:value-type="float">
            <text:p>10.8</text:p>
          </table:table-cell>
          <table:table-cell table:number-columns-repeated="3"/>
        </table:table-row>
        <table:table-row table:style-name="ro14">
          <table:table-cell office:value-type="float" office:value="26" calcext:value-type="float">
            <text:p>26</text:p>
          </table:table-cell>
          <table:table-cell table:formula="of:=[.B26]*(1+[.$H$7])^(1)" office:value-type="float" office:value="381113.17917337" calcext:value-type="float">
            <text:p>381,113</text:p>
          </table:table-cell>
          <table:table-cell table:formula="of:=[.$H$9]*[.B27]" office:value-type="float" office:value="76222.6358346739" calcext:value-type="float">
            <text:p>76,22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11.6150123935672" calcext:value-type="float">
            <text:p>11.6</text:p>
          </table:table-cell>
          <table:table-cell table:number-columns-repeated="3"/>
        </table:table-row>
        <table:table-row table:style-name="ro14">
          <table:table-cell office:value-type="float" office:value="27" calcext:value-type="float">
            <text:p>27</text:p>
          </table:table-cell>
          <table:table-cell table:formula="of:=[.B27]*(1+[.$H$4])^(1)" office:value-type="float" office:value="396357.706340304" calcext:value-type="float">
            <text:p>396,358</text:p>
          </table:table-cell>
          <table:table-cell table:formula="of:=[.$H$9]*[.B28]" office:value-type="float" office:value="79271.5412680609" calcext:value-type="float">
            <text:p>79,272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11.8427577346175" calcext:value-type="float">
            <text:p>11.8</text:p>
          </table:table-cell>
          <table:table-cell table:number-columns-repeated="3"/>
        </table:table-row>
        <table:table-row table:style-name="ro14">
          <table:table-cell office:value-type="float" office:value="28" calcext:value-type="float">
            <text:p>28</text:p>
          </table:table-cell>
          <table:table-cell table:formula="of:=[.B28]*(1+[.$H$4])^(1)" office:value-type="float" office:value="412212.014593917" calcext:value-type="float">
            <text:p>412,212</text:p>
          </table:table-cell>
          <table:table-cell table:formula="of:=[.$H$9]*[.B29]" office:value-type="float" office:value="82442.4029187833" calcext:value-type="float">
            <text:p>82,442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12.0749686705904" calcext:value-type="float">
            <text:p>12.1</text:p>
          </table:table-cell>
          <table:table-cell table:number-columns-repeated="3"/>
        </table:table-row>
        <table:table-row table:style-name="ro14">
          <table:table-cell office:value-type="float" office:value="29" calcext:value-type="float">
            <text:p>29</text:p>
          </table:table-cell>
          <table:table-cell table:formula="of:=[.B29]*(1+[.$H$4])^(1)" office:value-type="float" office:value="428700.495177673" calcext:value-type="float">
            <text:p>428,700</text:p>
          </table:table-cell>
          <table:table-cell table:formula="of:=[.$H$9]*[.B30]" office:value-type="float" office:value="85740.0990355347" calcext:value-type="float">
            <text:p>85,740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12.3117327621706" calcext:value-type="float">
            <text:p>12.3</text:p>
          </table:table-cell>
          <table:table-cell table:number-columns-repeated="3"/>
        </table:table-row>
        <table:table-row table:style-name="ro14">
          <table:table-cell office:value-type="float" office:value="30" calcext:value-type="float">
            <text:p>30</text:p>
          </table:table-cell>
          <table:table-cell table:formula="of:=[.B30]*(1+[.$H$4])^(1)" office:value-type="float" office:value="445848.51498478" calcext:value-type="float">
            <text:p>445,849</text:p>
          </table:table-cell>
          <table:table-cell table:formula="of:=[.$H$9]*[.B31]" office:value-type="float" office:value="89169.7029969561" calcext:value-type="float">
            <text:p>89,170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12.5531392869191" calcext:value-type="float">
            <text:p>12.6</text:p>
          </table:table-cell>
          <table:table-cell table:formula="of:=SUM([.E2:.E30])" office:value-type="float" office:value="243.077461486781" calcext:value-type="float">
            <text:p>243.0774614868</text:p>
          </table:table-cell>
          <table:table-cell table:number-columns-repeated="2"/>
        </table:table-row>
        <table:table-row table:style-name="ro14">
          <table:table-cell office:value-type="float" office:value="31" calcext:value-type="float">
            <text:p>31</text:p>
          </table:table-cell>
          <table:table-cell table:formula="of:=[.B31]*(1+[.$H$7])^(1)" office:value-type="float" office:value="490433.366483258" calcext:value-type="float">
            <text:p>490,433</text:p>
          </table:table-cell>
          <table:table-cell table:formula="of:=[.$H$9]*[.B32]" office:value-type="float" office:value="98086.6732966517" calcext:value-type="float">
            <text:p>98,087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13.5376992309912" calcext:value-type="float">
            <text:p>13.5</text:p>
          </table:table-cell>
          <table:table-cell table:number-columns-repeated="3"/>
        </table:table-row>
        <table:table-row table:style-name="ro14">
          <table:table-cell office:value-type="float" office:value="32" calcext:value-type="float">
            <text:p>32</text:p>
          </table:table-cell>
          <table:table-cell table:formula="of:=[.B32]*(1+[.$H$4])^(1)" office:value-type="float" office:value="510050.701142589" calcext:value-type="float">
            <text:p>510,051</text:p>
          </table:table-cell>
          <table:table-cell table:formula="of:=[.$H$9]*[.B33]" office:value-type="float" office:value="102010.140228518" calcext:value-type="float">
            <text:p>102,010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13.8031443139518" calcext:value-type="float">
            <text:p>13.8</text:p>
          </table:table-cell>
          <table:table-cell table:number-columns-repeated="3"/>
        </table:table-row>
        <table:table-row table:style-name="ro14">
          <table:table-cell office:value-type="float" office:value="33" calcext:value-type="float">
            <text:p>33</text:p>
          </table:table-cell>
          <table:table-cell table:formula="of:=[.B33]*(1+[.$H$4])^(1)" office:value-type="float" office:value="530452.729188292" calcext:value-type="float">
            <text:p>530,453</text:p>
          </table:table-cell>
          <table:table-cell table:formula="of:=[.$H$9]*[.B34]" office:value-type="float" office:value="106090.545837658" calcext:value-type="float">
            <text:p>106,091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14.0737942024606" calcext:value-type="float">
            <text:p>14.1</text:p>
          </table:table-cell>
          <table:table-cell table:number-columns-repeated="3"/>
        </table:table-row>
        <table:table-row table:style-name="ro14">
          <table:table-cell office:value-type="float" office:value="34" calcext:value-type="float">
            <text:p>34</text:p>
          </table:table-cell>
          <table:table-cell table:formula="of:=[.B34]*(1+[.$H$4])^(1)" office:value-type="float" office:value="551670.838355824" calcext:value-type="float">
            <text:p>551,671</text:p>
          </table:table-cell>
          <table:table-cell table:formula="of:=[.$H$9]*[.B35]" office:value-type="float" office:value="110334.167671165" calcext:value-type="float">
            <text:p>110,334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14.3497509515285" calcext:value-type="float">
            <text:p>14.3</text:p>
          </table:table-cell>
          <table:table-cell table:number-columns-repeated="3"/>
        </table:table-row>
        <table:table-row table:style-name="ro14">
          <table:table-cell office:value-type="float" office:value="35" calcext:value-type="float">
            <text:p>35</text:p>
          </table:table-cell>
          <table:table-cell table:formula="of:=[.B35]*(1+[.$H$4])^(1)" office:value-type="float" office:value="573737.671890057" calcext:value-type="float">
            <text:p>573,738</text:p>
          </table:table-cell>
          <table:table-cell table:formula="of:=[.$H$9]*[.B36]" office:value-type="float" office:value="114747.534378011" calcext:value-type="float">
            <text:p>114,74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14.6311186172447" calcext:value-type="float">
            <text:p>14.6</text:p>
          </table:table-cell>
          <table:table-cell table:formula="of:=SUM([.E2:.E36])" office:value-type="float" office:value="326.026108089877" calcext:value-type="float">
            <text:p>326.0261080899</text:p>
          </table:table-cell>
          <table:table-cell table:number-columns-repeated="2"/>
        </table:table-row>
        <table:table-row table:style-name="ro14">
          <table:table-cell office:value-type="float" office:value="36" calcext:value-type="float">
            <text:p>36</text:p>
          </table:table-cell>
          <table:table-cell table:formula="of:=[.B36]*(1+[.$H$4])^(1)" office:value-type="float" office:value="596687.178765659" calcext:value-type="float">
            <text:p>596,687</text:p>
          </table:table-cell>
          <table:table-cell table:formula="of:=[.$H$9]*[.B37]" office:value-type="float" office:value="119337.435753132" calcext:value-type="float">
            <text:p>119,337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14.9180032960142" calcext:value-type="float">
            <text:p>14.9</text:p>
          </table:table-cell>
          <table:table-cell table:number-columns-repeated="3"/>
        </table:table-row>
        <table:table-row table:style-name="ro14">
          <table:table-cell office:value-type="float" office:value="37" calcext:value-type="float">
            <text:p>37</text:p>
          </table:table-cell>
          <table:table-cell table:formula="of:=[.B37]*(1+[.$H$7])^(1)" office:value-type="float" office:value="656355.896642225" calcext:value-type="float">
            <text:p>656,356</text:p>
          </table:table-cell>
          <table:table-cell table:formula="of:=[.$H$9]*[.B38]" office:value-type="float" office:value="131271.179328445" calcext:value-type="float">
            <text:p>131,271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16.0880427702114" calcext:value-type="float">
            <text:p>16.1</text:p>
          </table:table-cell>
          <table:table-cell table:number-columns-repeated="3"/>
        </table:table-row>
        <table:table-row table:style-name="ro14">
          <table:table-cell office:value-type="float" office:value="38" calcext:value-type="float">
            <text:p>38</text:p>
          </table:table-cell>
          <table:table-cell table:formula="of:=[.B38]*(1+[.$H$4])^(1)" office:value-type="float" office:value="682610.132507914" calcext:value-type="float">
            <text:p>682,610</text:p>
          </table:table-cell>
          <table:table-cell table:formula="of:=[.$H$9]*[.B39]" office:value-type="float" office:value="136522.026501583" calcext:value-type="float">
            <text:p>136,522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16.4034945892352" calcext:value-type="float">
            <text:p>16.4</text:p>
          </table:table-cell>
          <table:table-cell table:number-columns-repeated="3"/>
        </table:table-row>
        <table:table-row table:style-name="ro14">
          <table:table-cell office:value-type="float" office:value="39" calcext:value-type="float">
            <text:p>39</text:p>
          </table:table-cell>
          <table:table-cell table:formula="of:=[.B39]*(1+[.$H$4])^(1)" office:value-type="float" office:value="709914.537808231" calcext:value-type="float">
            <text:p>709,915</text:p>
          </table:table-cell>
          <table:table-cell table:formula="of:=[.$H$9]*[.B40]" office:value-type="float" office:value="141982.907561646" calcext:value-type="float">
            <text:p>141,983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16.7251317380437" calcext:value-type="float">
            <text:p>16.7</text:p>
          </table:table-cell>
          <table:table-cell table:number-columns-repeated="3"/>
        </table:table-row>
        <table:table-row table:style-name="ro14">
          <table:table-cell office:value-type="float" office:value="40" calcext:value-type="float">
            <text:p>40</text:p>
          </table:table-cell>
          <table:table-cell table:formula="of:=[.B40]*(1+[.$H$4])^(1)" office:value-type="float" office:value="738311.11932056" calcext:value-type="float">
            <text:p>738,311</text:p>
          </table:table-cell>
          <table:table-cell table:formula="of:=[.$H$9]*[.B41]" office:value-type="float" office:value="147662.223864112" calcext:value-type="float">
            <text:p>147,662</text:p>
          </table:table-cell>
          <table:table-cell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17.0530754976132" calcext:value-type="float">
            <text:p>17.1</text:p>
          </table:table-cell>
          <table:table-cell table:number-columns-repeated="3"/>
        </table:table-row>
        <table:table-row table:style-name="ro14">
          <table:table-cell/>
          <table:table-cell table:formula="of:=AVERAGE([.B2:.B41])" office:value-type="float" office:value="331537.484569374" calcext:value-type="float">
            <text:p>331,537</text:p>
          </table:table-cell>
          <table:table-cell/>
          <table:table-cell table:style-name="ce5"/>
          <table:table-cell table:formula="of:=SUM([.E2:.E41])" office:value-type="float" office:value="407.213855980995" calcext:value-type="float">
            <text:p>407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MC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8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.C2]/[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3]" office:value-type="float" office:value="75000" calcext:value-type="float">
            <text:p>75,000</text:p>
          </table:table-cell>
          <table:table-cell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4]" office:value-type="float" office:value="75000" calcext:value-type="float">
            <text:p>75,000</text:p>
          </table:table-cell>
          <table:table-cell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5]" office:value-type="float" office:value="75000" calcext:value-type="float">
            <text:p>75,000</text:p>
          </table:table-cell>
          <table:table-cell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.$H$9]*[.B6]" office:value-type="float" office:value="75000" calcext:value-type="float">
            <text:p>75,000</text:p>
          </table:table-cell>
          <table:table-cell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.$H$9]*[.B7]" office:value-type="float" office:value="125000" calcext:value-type="float">
            <text:p>125,000</text:p>
          </table:table-cell>
          <table:table-cell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28.3040878071849" calcext:value-type="float">
            <text:p>28.3</text:p>
          </table:table-cell>
          <table:table-cell table:style-name="ce5" table:formula="of:=SUM([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.$H$9]*[.B8]" office:value-type="float" office:value="125000.5" calcext:value-type="float">
            <text:p>125,001</text:p>
          </table:table-cell>
          <table:table-cell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.$H$9]*[.B9]" office:value-type="float" office:value="125001" calcext:value-type="float">
            <text:p>125,001</text:p>
          </table:table-cell>
          <table:table-cell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.$H$9]*[.B10]" office:value-type="float" office:value="125001.5" calcext:value-type="float">
            <text:p>125,002</text:p>
          </table:table-cell>
          <table:table-cell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26.6718941585802" calcext:value-type="float">
            <text:p>26.7</text:p>
          </table:table-cell>
          <table:table-cell table:style-name="ce5" table:formula="of:=SUM([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.$H$9]*[.B11]" office:value-type="float" office:value="125002" calcext:value-type="float">
            <text:p>125,002</text:p>
          </table:table-cell>
          <table:table-cell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.$H$9]*[.B12]" office:value-type="float" office:value="125002.5" calcext:value-type="float">
            <text:p>125,003</text:p>
          </table:table-cell>
          <table:table-cell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.$H$9]*[.B13]" office:value-type="float" office:value="225000" calcext:value-type="float">
            <text:p>225,000</text:p>
          </table:table-cell>
          <table:table-cell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.$H$9]*[.B14]" office:value-type="float" office:value="225000.5" calcext:value-type="float">
            <text:p>225,001</text:p>
          </table:table-cell>
          <table:table-cell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.$H$9]*[.B15]" office:value-type="float" office:value="225001" calcext:value-type="float">
            <text:p>225,001</text:p>
          </table:table-cell>
          <table:table-cell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.$H$9]*[.B16]" office:value-type="float" office:value="225001.5" calcext:value-type="float">
            <text:p>225,002</text:p>
          </table:table-cell>
          <table:table-cell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.$H$9]*[.B17]" office:value-type="float" office:value="225002" calcext:value-type="float">
            <text:p>225,002</text:p>
          </table:table-cell>
          <table:table-cell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.$H$9]*[.B18]" office:value-type="float" office:value="225002.5" calcext:value-type="float">
            <text:p>225,003</text:p>
          </table:table-cell>
          <table:table-cell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.$H$9]*[.B19]" office:value-type="float" office:value="225003" calcext:value-type="float">
            <text:p>225,003</text:p>
          </table:table-cell>
          <table:table-cell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.$H$9]*[.B20]" office:value-type="float" office:value="225003.5" calcext:value-type="float">
            <text:p>225,004</text:p>
          </table:table-cell>
          <table:table-cell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.$H$9]*[.B21]" office:value-type="float" office:value="300000" calcext:value-type="float">
            <text:p>300,000</text:p>
          </table:table-cell>
          <table:table-cell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.$H$9]*[.B22]" office:value-type="float" office:value="300000.5" calcext:value-type="float">
            <text:p>300,001</text:p>
          </table:table-cell>
          <table:table-cell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.$H$9]*[.B23]" office:value-type="float" office:value="300001" calcext:value-type="float">
            <text:p>300,001</text:p>
          </table:table-cell>
          <table:table-cell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.$H$9]*[.B24]" office:value-type="float" office:value="300001.5" calcext:value-type="float">
            <text:p>300,002</text:p>
          </table:table-cell>
          <table:table-cell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.$H$9]*[.B25]" office:value-type="float" office:value="300002" calcext:value-type="float">
            <text:p>300,002</text:p>
          </table:table-cell>
          <table:table-cell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.$H$9]*[.B26]" office:value-type="float" office:value="300002.5" calcext:value-type="float">
            <text:p>300,003</text:p>
          </table:table-cell>
          <table:table-cell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.$H$9]*[.B27]" office:value-type="float" office:value="300003" calcext:value-type="float">
            <text:p>300,003</text:p>
          </table:table-cell>
          <table:table-cell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.$H$9]*[.B28]" office:value-type="float" office:value="300003.5" calcext:value-type="float">
            <text:p>300,004</text:p>
          </table:table-cell>
          <table:table-cell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.$H$9]*[.B29]" office:value-type="float" office:value="300004" calcext:value-type="float">
            <text:p>300,004</text:p>
          </table:table-cell>
          <table:table-cell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.$H$9]*[.B30]" office:value-type="float" office:value="300004.5" calcext:value-type="float">
            <text:p>300,005</text:p>
          </table:table-cell>
          <table:table-cell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.$H$9]*[.B31]" office:value-type="float" office:value="300005" calcext:value-type="float">
            <text:p>300,005</text:p>
          </table:table-cell>
          <table:table-cell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.$H$9]*[.B32]" office:value-type="float" office:value="300005.5" calcext:value-type="float">
            <text:p>300,006</text:p>
          </table:table-cell>
          <table:table-cell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.$H$9]*[.B33]" office:value-type="float" office:value="300006" calcext:value-type="float">
            <text:p>300,006</text:p>
          </table:table-cell>
          <table:table-cell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.$H$9]*[.B34]" office:value-type="float" office:value="300006.5" calcext:value-type="float">
            <text:p>300,007</text:p>
          </table:table-cell>
          <table:table-cell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.$H$9]*[.B35]" office:value-type="float" office:value="300007" calcext:value-type="float">
            <text:p>300,007</text:p>
          </table:table-cell>
          <table:table-cell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39.0180650707016" calcext:value-type="float">
            <text:p>39.0</text:p>
          </table:table-cell>
          <table:table-cell table:formula="of:=SUM([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.$H$9]*[.B36]" office:value-type="float" office:value="300007.5" calcext:value-type="float">
            <text:p>300,008</text:p>
          </table:table-cell>
          <table:table-cell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.$H$9]*[.B37]" office:value-type="float" office:value="300008" calcext:value-type="float">
            <text:p>300,008</text:p>
          </table:table-cell>
          <table:table-cell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.$H$9]*[.B38]" office:value-type="float" office:value="300008.5" calcext:value-type="float">
            <text:p>300,009</text:p>
          </table:table-cell>
          <table:table-cell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.$H$9]*[.B39]" office:value-type="float" office:value="300009" calcext:value-type="float">
            <text:p>300,009</text:p>
          </table:table-cell>
          <table:table-cell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.$H$9]*[.B40]" office:value-type="float" office:value="300009.5" calcext:value-type="float">
            <text:p>300,010</text:p>
          </table:table-cell>
          <table:table-cell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Default" table:formula="of:=SUM([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8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.$H$9]*[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.C2]/[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*(1+[.$H$4])^(1)" office:value-type="float" office:value="156000" calcext:value-type="float">
            <text:p>156,000</text:p>
          </table:table-cell>
          <table:table-cell table:formula="of:=[.$H$9]*[.B3]" office:value-type="float" office:value="46800" calcext:value-type="float">
            <text:p>46,800</text:p>
          </table:table-cell>
          <table:table-cell table:style-name="ce24" table:formula="of:=[.D2]*(1+[.$H$5])^(1)" office:value-type="float" office:value="4080" calcext:value-type="float">
            <text:p>4,080</text:p>
          </table:table-cell>
          <table:table-cell table:formula="of:=[.C3]/[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*(1+[.$H$4])^(1)" office:value-type="float" office:value="162240" calcext:value-type="float">
            <text:p>162,240</text:p>
          </table:table-cell>
          <table:table-cell table:formula="of:=[.$H$9]*[.B4]" office:value-type="float" office:value="48672" calcext:value-type="float">
            <text:p>48,672</text:p>
          </table:table-cell>
          <table:table-cell table:style-name="ce24" table:formula="of:=[.D3]*(1+[.$H$5])^(1)" office:value-type="float" office:value="4161.6" calcext:value-type="float">
            <text:p>4,162</text:p>
          </table:table-cell>
          <table:table-cell table:formula="of:=[.C4]/[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*(1+[.$H$4])^(1)" office:value-type="float" office:value="168729.6" calcext:value-type="float">
            <text:p>168,730</text:p>
          </table:table-cell>
          <table:table-cell table:formula="of:=[.$H$9]*[.B5]" office:value-type="float" office:value="50618.88" calcext:value-type="float">
            <text:p>50,619</text:p>
          </table:table-cell>
          <table:table-cell table:style-name="ce24" table:formula="of:=[.D4]*(1+[.$H$5])^(1)" office:value-type="float" office:value="4244.832" calcext:value-type="float">
            <text:p>4,245</text:p>
          </table:table-cell>
          <table:table-cell table:formula="of:=[.C5]/[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*(1+[.$H$4])^(1)" office:value-type="float" office:value="175478.784" calcext:value-type="float">
            <text:p>175,479</text:p>
          </table:table-cell>
          <table:table-cell table:formula="of:=[.$H$9]*[.B6]" office:value-type="float" office:value="52643.6352" calcext:value-type="float">
            <text:p>52,644</text:p>
          </table:table-cell>
          <table:table-cell table:style-name="ce24" table:formula="of:=[.D5]*(1+[.$H$5])^(1)" office:value-type="float" office:value="4329.72864" calcext:value-type="float">
            <text:p>4,330</text:p>
          </table:table-cell>
          <table:table-cell table:formula="of:=[.C6]/[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(1+[.$H$7])^(1)" office:value-type="float" office:value="193026.6624" calcext:value-type="float">
            <text:p>193,027</text:p>
          </table:table-cell>
          <table:table-cell table:formula="of:=[.$H$9]*[.B7]" office:value-type="float" office:value="57907.99872" calcext:value-type="float">
            <text:p>57,908</text:p>
          </table:table-cell>
          <table:table-cell table:style-name="ce24" table:formula="of:=[.D6]*(1+[.$H$5])^(1)" office:value-type="float" office:value="4416.3232128" calcext:value-type="float">
            <text:p>4,416</text:p>
          </table:table-cell>
          <table:table-cell table:formula="of:=[.C7]/[.D7]" office:value-type="float" office:value="13.1122646440738" calcext:value-type="float">
            <text:p>13.1</text:p>
          </table:table-cell>
          <table:table-cell table:formula="of:=SUM([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*(1+[.$H$4])^(1)" office:value-type="float" office:value="200747.728896" calcext:value-type="float">
            <text:p>200,748</text:p>
          </table:table-cell>
          <table:table-cell table:formula="of:=[.$H$9]*[.B8]" office:value-type="float" office:value="60224.3186688" calcext:value-type="float">
            <text:p>60,224</text:p>
          </table:table-cell>
          <table:table-cell table:style-name="ce24" table:formula="of:=[.D7]*(1+[.$H$5])^(1)" office:value-type="float" office:value="4504.649677056" calcext:value-type="float">
            <text:p>4,505</text:p>
          </table:table-cell>
          <table:table-cell table:formula="of:=[.C8]/[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(1+[.$H$4])^(1)" office:value-type="float" office:value="208777.63805184" calcext:value-type="float">
            <text:p>208,778</text:p>
          </table:table-cell>
          <table:table-cell table:formula="of:=[.$H$9]*[.B9]" office:value-type="float" office:value="62633.291415552" calcext:value-type="float">
            <text:p>62,633</text:p>
          </table:table-cell>
          <table:table-cell table:style-name="ce24" table:formula="of:=[.D8]*(1+[.$H$5])^(1)" office:value-type="float" office:value="4594.74267059712" calcext:value-type="float">
            <text:p>4,595</text:p>
          </table:table-cell>
          <table:table-cell table:formula="of:=[.C9]/[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*(1+[.$H$4])^(1)" office:value-type="float" office:value="217128.743573914" calcext:value-type="float">
            <text:p>217,129</text:p>
          </table:table-cell>
          <table:table-cell table:formula="of:=[.$H$9]*[.B10]" office:value-type="float" office:value="65138.6230721741" calcext:value-type="float">
            <text:p>65,139</text:p>
          </table:table-cell>
          <table:table-cell table:style-name="ce24" table:formula="of:=[.D9]*(1+[.$H$5])^(1)" office:value-type="float" office:value="4686.63752400906" calcext:value-type="float">
            <text:p>4,687</text:p>
          </table:table-cell>
          <table:table-cell table:formula="of:=[.C10]/[.D10]" office:value-type="float" office:value="13.8987968961707" calcext:value-type="float">
            <text:p>13.9</text:p>
          </table:table-cell>
          <table:table-cell table:formula="of:=SUM([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*(1+[.$H$4])^(1)" office:value-type="float" office:value="225813.89331687" calcext:value-type="float">
            <text:p>225,814</text:p>
          </table:table-cell>
          <table:table-cell table:formula="of:=[.$H$9]*[.B11]" office:value-type="float" office:value="67744.1679950611" calcext:value-type="float">
            <text:p>67,744</text:p>
          </table:table-cell>
          <table:table-cell table:style-name="ce24" table:formula="of:=[.D10]*(1+[.$H$5])^(1)" office:value-type="float" office:value="4780.37027448924" calcext:value-type="float">
            <text:p>4,780</text:p>
          </table:table-cell>
          <table:table-cell table:formula="of:=[.C11]/[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*(1+[.$H$7])^(1)" office:value-type="float" office:value="248395.282648557" calcext:value-type="float">
            <text:p>248,395</text:p>
          </table:table-cell>
          <table:table-cell table:formula="of:=[.$H$9]*[.B12]" office:value-type="float" office:value="74518.5847945672" calcext:value-type="float">
            <text:p>74,519</text:p>
          </table:table-cell>
          <table:table-cell table:style-name="ce24" table:formula="of:=[.D11]*(1+[.$H$5])^(1)" office:value-type="float" office:value="4875.97767997903" calcext:value-type="float">
            <text:p>4,876</text:p>
          </table:table-cell>
          <table:table-cell table:formula="of:=[.C12]/[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*(1+[.$H$4])^(1)" office:value-type="float" office:value="258331.0939545" calcext:value-type="float">
            <text:p>258,331</text:p>
          </table:table-cell>
          <table:table-cell table:formula="of:=[.$H$9]*[.B13]" office:value-type="float" office:value="77499.3281863499" calcext:value-type="float">
            <text:p>77,499</text:p>
          </table:table-cell>
          <table:table-cell table:style-name="ce24" table:formula="of:=[.D12]*(1+[.$H$5])^(1)" office:value-type="float" office:value="4973.49723357861" calcext:value-type="float">
            <text:p>4,973</text:p>
          </table:table-cell>
          <table:table-cell table:formula="of:=[.C13]/[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*(1+[.$H$4])^(1)" office:value-type="float" office:value="268664.33771268" calcext:value-type="float">
            <text:p>268,664</text:p>
          </table:table-cell>
          <table:table-cell table:formula="of:=[.$H$9]*[.B14]" office:value-type="float" office:value="80599.3013138039" calcext:value-type="float">
            <text:p>80,599</text:p>
          </table:table-cell>
          <table:table-cell table:style-name="ce24" table:formula="of:=[.D13]*(1+[.$H$5])^(1)" office:value-type="float" office:value="5072.96717825018" calcext:value-type="float">
            <text:p>5,073</text:p>
          </table:table-cell>
          <table:table-cell table:formula="of:=[.C14]/[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*(1+[.$H$4])^(1)" office:value-type="float" office:value="279410.911221187" calcext:value-type="float">
            <text:p>279,411</text:p>
          </table:table-cell>
          <table:table-cell table:formula="of:=[.$H$9]*[.B15]" office:value-type="float" office:value="83823.273366356" calcext:value-type="float">
            <text:p>83,823</text:p>
          </table:table-cell>
          <table:table-cell table:style-name="ce24" table:formula="of:=[.D14]*(1+[.$H$5])^(1)" office:value-type="float" office:value="5174.42652181519" calcext:value-type="float">
            <text:p>5,174</text:p>
          </table:table-cell>
          <table:table-cell table:formula="of:=[.C15]/[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*(1+[.$H$4])^(1)" office:value-type="float" office:value="290587.347670034" calcext:value-type="float">
            <text:p>290,587</text:p>
          </table:table-cell>
          <table:table-cell table:formula="of:=[.$H$9]*[.B16]" office:value-type="float" office:value="87176.2043010103" calcext:value-type="float">
            <text:p>87,176</text:p>
          </table:table-cell>
          <table:table-cell table:style-name="ce24" table:formula="of:=[.D15]*(1+[.$H$5])^(1)" office:value-type="float" office:value="5277.91505225149" calcext:value-type="float">
            <text:p>5,278</text:p>
          </table:table-cell>
          <table:table-cell table:formula="of:=[.C16]/[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*(1+[.$H$7])^(1)" office:value-type="float" office:value="319646.082437038" calcext:value-type="float">
            <text:p>319,646</text:p>
          </table:table-cell>
          <table:table-cell table:formula="of:=[.$H$9]*[.B17]" office:value-type="float" office:value="95893.8247311113" calcext:value-type="float">
            <text:p>95,894</text:p>
          </table:table-cell>
          <table:table-cell table:style-name="ce24" table:formula="of:=[.D16]*(1+[.$H$5])^(1)" office:value-type="float" office:value="5383.47335329652" calcext:value-type="float">
            <text:p>5,383</text:p>
          </table:table-cell>
          <table:table-cell table:formula="of:=[.C17]/[.D17]" office:value-type="float" office:value="17.8126310725383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*(1+[.$H$4])^(1)" office:value-type="float" office:value="332431.925734519" calcext:value-type="float">
            <text:p>332,432</text:p>
          </table:table-cell>
          <table:table-cell table:formula="of:=[.$H$9]*[.B18]" office:value-type="float" office:value="99729.5777203558" calcext:value-type="float">
            <text:p>99,730</text:p>
          </table:table-cell>
          <table:table-cell table:style-name="ce24" table:formula="of:=[.D17]*(1+[.$H$5])^(1)" office:value-type="float" office:value="5491.14282036245" calcext:value-type="float">
            <text:p>5,491</text:p>
          </table:table-cell>
          <table:table-cell table:formula="of:=[.C18]/[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*(1+[.$H$4])^(1)" office:value-type="float" office:value="345729.2027639" calcext:value-type="float">
            <text:p>345,729</text:p>
          </table:table-cell>
          <table:table-cell table:formula="of:=[.$H$9]*[.B19]" office:value-type="float" office:value="103718.76082917" calcext:value-type="float">
            <text:p>103,719</text:p>
          </table:table-cell>
          <table:table-cell table:style-name="ce24" table:formula="of:=[.D18]*(1+[.$H$5])^(1)" office:value-type="float" office:value="5600.9656767697" calcext:value-type="float">
            <text:p>5,601</text:p>
          </table:table-cell>
          <table:table-cell table:formula="of:=[.C19]/[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*(1+[.$H$4])^(1)" office:value-type="float" office:value="359558.370874456" calcext:value-type="float">
            <text:p>359,558</text:p>
          </table:table-cell>
          <table:table-cell table:formula="of:=[.$H$9]*[.B20]" office:value-type="float" office:value="107867.511262337" calcext:value-type="float">
            <text:p>107,868</text:p>
          </table:table-cell>
          <table:table-cell table:style-name="ce24" table:formula="of:=[.D19]*(1+[.$H$5])^(1)" office:value-type="float" office:value="5712.98499030509" calcext:value-type="float">
            <text:p>5,713</text:p>
          </table:table-cell>
          <table:table-cell table:formula="of:=[.C20]/[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*(1+[.$H$4])^(1)" office:value-type="float" office:value="373940.705709434" calcext:value-type="float">
            <text:p>373,941</text:p>
          </table:table-cell>
          <table:table-cell table:formula="of:=[.$H$9]*[.B21]" office:value-type="float" office:value="112182.21171283" calcext:value-type="float">
            <text:p>112,182</text:p>
          </table:table-cell>
          <table:table-cell table:style-name="ce24" table:formula="of:=[.D20]*(1+[.$H$5])^(1)" office:value-type="float" office:value="5827.2446901112" calcext:value-type="float">
            <text:p>5,827</text:p>
          </table:table-cell>
          <table:table-cell table:formula="of:=[.C21]/[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*(1+[.$H$7])^(1)" office:value-type="float" office:value="411334.776280378" calcext:value-type="float">
            <text:p>411,335</text:p>
          </table:table-cell>
          <table:table-cell table:formula="of:=[.$H$9]*[.B22]" office:value-type="float" office:value="123400.432884113" calcext:value-type="float">
            <text:p>123,400</text:p>
          </table:table-cell>
          <table:table-cell table:style-name="ce24" table:formula="of:=[.D21]*(1+[.$H$5])^(1)" office:value-type="float" office:value="5943.78958391342" calcext:value-type="float">
            <text:p>5,944</text:p>
          </table:table-cell>
          <table:table-cell table:formula="of:=[.C22]/[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*(1+[.$H$4])^(1)" office:value-type="float" office:value="427788.167331593" calcext:value-type="float">
            <text:p>427,788</text:p>
          </table:table-cell>
          <table:table-cell table:formula="of:=[.$H$9]*[.B23]" office:value-type="float" office:value="128336.450199478" calcext:value-type="float">
            <text:p>128,336</text:p>
          </table:table-cell>
          <table:table-cell table:style-name="ce24" table:formula="of:=[.D22]*(1+[.$H$5])^(1)" office:value-type="float" office:value="6062.66537559169" calcext:value-type="float">
            <text:p>6,063</text:p>
          </table:table-cell>
          <table:table-cell table:formula="of:=[.C23]/[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*(1+[.$H$4])^(1)" office:value-type="float" office:value="444899.694024857" calcext:value-type="float">
            <text:p>444,900</text:p>
          </table:table-cell>
          <table:table-cell table:formula="of:=[.$H$9]*[.B24]" office:value-type="float" office:value="133469.908207457" calcext:value-type="float">
            <text:p>133,470</text:p>
          </table:table-cell>
          <table:table-cell table:style-name="ce24" table:formula="of:=[.D23]*(1+[.$H$5])^(1)" office:value-type="float" office:value="6183.91868310352" calcext:value-type="float">
            <text:p>6,184</text:p>
          </table:table-cell>
          <table:table-cell table:formula="of:=[.C24]/[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*(1+[.$H$4])^(1)" office:value-type="float" office:value="462695.681785851" calcext:value-type="float">
            <text:p>462,696</text:p>
          </table:table-cell>
          <table:table-cell table:formula="of:=[.$H$9]*[.B25]" office:value-type="float" office:value="138808.704535755" calcext:value-type="float">
            <text:p>138,809</text:p>
          </table:table-cell>
          <table:table-cell table:style-name="ce24" table:formula="of:=[.D24]*(1+[.$H$5])^(1)" office:value-type="float" office:value="6307.59705676559" calcext:value-type="float">
            <text:p>6,308</text:p>
          </table:table-cell>
          <table:table-cell table:formula="of:=[.C25]/[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*(1+[.$H$4])^(1)" office:value-type="float" office:value="481203.509057285" calcext:value-type="float">
            <text:p>481,204</text:p>
          </table:table-cell>
          <table:table-cell table:formula="of:=[.$H$9]*[.B26]" office:value-type="float" office:value="144361.052717186" calcext:value-type="float">
            <text:p>144,361</text:p>
          </table:table-cell>
          <table:table-cell table:style-name="ce24" table:formula="of:=[.D25]*(1+[.$H$5])^(1)" office:value-type="float" office:value="6433.74899790091" calcext:value-type="float">
            <text:p>6,434</text:p>
          </table:table-cell>
          <table:table-cell table:formula="of:=[.C26]/[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*(1+[.$H$7])^(1)" office:value-type="float" office:value="529323.859963013" calcext:value-type="float">
            <text:p>529,324</text:p>
          </table:table-cell>
          <table:table-cell table:formula="of:=[.$H$9]*[.B27]" office:value-type="float" office:value="158797.157988904" calcext:value-type="float">
            <text:p>158,797</text:p>
          </table:table-cell>
          <table:table-cell table:style-name="ce24" table:formula="of:=[.D26]*(1+[.$H$5])^(1)" office:value-type="float" office:value="6562.42397785892" calcext:value-type="float">
            <text:p>6,562</text:p>
          </table:table-cell>
          <table:table-cell table:formula="of:=[.C27]/[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*(1+[.$H$4])^(1)" office:value-type="float" office:value="550496.814361534" calcext:value-type="float">
            <text:p>550,497</text:p>
          </table:table-cell>
          <table:table-cell table:formula="of:=[.$H$9]*[.B28]" office:value-type="float" office:value="165149.04430846" calcext:value-type="float">
            <text:p>165,149</text:p>
          </table:table-cell>
          <table:table-cell table:style-name="ce24" table:formula="of:=[.D27]*(1+[.$H$5])^(1)" office:value-type="float" office:value="6693.6724574161" calcext:value-type="float">
            <text:p>6,694</text:p>
          </table:table-cell>
          <table:table-cell table:formula="of:=[.C28]/[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*(1+[.$H$4])^(1)" office:value-type="float" office:value="572516.686935995" calcext:value-type="float">
            <text:p>572,517</text:p>
          </table:table-cell>
          <table:table-cell table:formula="of:=[.$H$9]*[.B29]" office:value-type="float" office:value="171755.006080799" calcext:value-type="float">
            <text:p>171,755</text:p>
          </table:table-cell>
          <table:table-cell table:style-name="ce24" table:formula="of:=[.D28]*(1+[.$H$5])^(1)" office:value-type="float" office:value="6827.54590656442" calcext:value-type="float">
            <text:p>6,828</text:p>
          </table:table-cell>
          <table:table-cell table:formula="of:=[.C29]/[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*(1+[.$H$4])^(1)" office:value-type="float" office:value="595417.354413435" calcext:value-type="float">
            <text:p>595,417</text:p>
          </table:table-cell>
          <table:table-cell table:formula="of:=[.$H$9]*[.B30]" office:value-type="float" office:value="178625.206324031" calcext:value-type="float">
            <text:p>178,625</text:p>
          </table:table-cell>
          <table:table-cell table:style-name="ce24" table:formula="of:=[.D29]*(1+[.$H$5])^(1)" office:value-type="float" office:value="6964.09682469571" calcext:value-type="float">
            <text:p>6,964</text:p>
          </table:table-cell>
          <table:table-cell table:formula="of:=[.C30]/[.D30]" office:value-type="float" office:value="25.6494432545222" calcext:value-type="float">
            <text:p>25.6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*(1+[.$H$4])^(1)" office:value-type="float" office:value="619234.048589973" calcext:value-type="float">
            <text:p>619,234</text:p>
          </table:table-cell>
          <table:table-cell table:formula="of:=[.$H$9]*[.B31]" office:value-type="float" office:value="185770.214576992" calcext:value-type="float">
            <text:p>185,770</text:p>
          </table:table-cell>
          <table:table-cell table:style-name="ce24" table:formula="of:=[.D30]*(1+[.$H$5])^(1)" office:value-type="float" office:value="7103.37876118963" calcext:value-type="float">
            <text:p>7,103</text:p>
          </table:table-cell>
          <table:table-cell table:formula="of:=[.C31]/[.D31]" office:value-type="float" office:value="26.1523735144147" calcext:value-type="float">
            <text:p>26.2</text:p>
          </table:table-cell>
          <table:table-cell table:formula="of:=SUM([.E2:.E30])" office:value-type="float" office:value="506.41137809746" calcext:value-type="float">
            <text:p>506.411378097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1]*(1+[.$H$7])^(1)" office:value-type="float" office:value="681157.45344897" calcext:value-type="float">
            <text:p>681,157</text:p>
          </table:table-cell>
          <table:table-cell table:formula="of:=[.$H$9]*[.B32]" office:value-type="float" office:value="204347.236034691" calcext:value-type="float">
            <text:p>204,347</text:p>
          </table:table-cell>
          <table:table-cell table:style-name="ce24" table:formula="of:=[.D31]*(1+[.$H$5])^(1)" office:value-type="float" office:value="7245.44633641342" calcext:value-type="float">
            <text:p>7,245</text:p>
          </table:table-cell>
          <table:table-cell table:formula="of:=[.C32]/[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2]*(1+[.$H$4])^(1)" office:value-type="float" office:value="708403.751586929" calcext:value-type="float">
            <text:p>708,404</text:p>
          </table:table-cell>
          <table:table-cell table:formula="of:=[.$H$9]*[.B33]" office:value-type="float" office:value="212521.125476079" calcext:value-type="float">
            <text:p>212,521</text:p>
          </table:table-cell>
          <table:table-cell table:style-name="ce24" table:formula="of:=[.D32]*(1+[.$H$5])^(1)" office:value-type="float" office:value="7390.35526314169" calcext:value-type="float">
            <text:p>7,390</text:p>
          </table:table-cell>
          <table:table-cell table:formula="of:=[.C33]/[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3]*(1+[.$H$4])^(1)" office:value-type="float" office:value="736739.901650406" calcext:value-type="float">
            <text:p>736,740</text:p>
          </table:table-cell>
          <table:table-cell table:formula="of:=[.$H$9]*[.B34]" office:value-type="float" office:value="221021.970495122" calcext:value-type="float">
            <text:p>221,022</text:p>
          </table:table-cell>
          <table:table-cell table:style-name="ce24" table:formula="of:=[.D33]*(1+[.$H$5])^(1)" office:value-type="float" office:value="7538.16236840452" calcext:value-type="float">
            <text:p>7,538</text:p>
          </table:table-cell>
          <table:table-cell table:formula="of:=[.C34]/[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4]*(1+[.$H$4])^(1)" office:value-type="float" office:value="766209.497716422" calcext:value-type="float">
            <text:p>766,209</text:p>
          </table:table-cell>
          <table:table-cell table:formula="of:=[.$H$9]*[.B35]" office:value-type="float" office:value="229862.849314927" calcext:value-type="float">
            <text:p>229,863</text:p>
          </table:table-cell>
          <table:table-cell table:style-name="ce24" table:formula="of:=[.D34]*(1+[.$H$5])^(1)" office:value-type="float" office:value="7688.92561577261" calcext:value-type="float">
            <text:p>7,689</text:p>
          </table:table-cell>
          <table:table-cell table:formula="of:=[.C35]/[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5]*(1+[.$H$4])^(1)" office:value-type="float" office:value="796857.877625079" calcext:value-type="float">
            <text:p>796,858</text:p>
          </table:table-cell>
          <table:table-cell table:formula="of:=[.$H$9]*[.B36]" office:value-type="float" office:value="239057.363287524" calcext:value-type="float">
            <text:p>239,057</text:p>
          </table:table-cell>
          <table:table-cell table:style-name="ce24" table:formula="of:=[.D35]*(1+[.$H$5])^(1)" office:value-type="float" office:value="7842.70412808807" calcext:value-type="float">
            <text:p>7,843</text:p>
          </table:table-cell>
          <table:table-cell table:formula="of:=[.C36]/[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6]*(1+[.$H$4])^(1)" office:value-type="float" office:value="828732.192730083" calcext:value-type="float">
            <text:p>828,732</text:p>
          </table:table-cell>
          <table:table-cell table:formula="of:=[.$H$9]*[.B37]" office:value-type="float" office:value="248619.657819025" calcext:value-type="float">
            <text:p>248,620</text:p>
          </table:table-cell>
          <table:table-cell table:style-name="ce24" table:formula="of:=[.D36]*(1+[.$H$5])^(1)" office:value-type="float" office:value="7999.55821064983" calcext:value-type="float">
            <text:p>8,000</text:p>
          </table:table-cell>
          <table:table-cell table:formula="of:=[.C37]/[.D37]" office:value-type="float" office:value="31.079173533363" calcext:value-type="float">
            <text:p>31.1</text:p>
          </table:table-cell>
          <table:table-cell table:formula="of:=SUM([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37]*(1+[.$H$7])^(1)" office:value-type="float" office:value="911605.412003091" calcext:value-type="float">
            <text:p>911,605</text:p>
          </table:table-cell>
          <table:table-cell table:formula="of:=[.$H$9]*[.B38]" office:value-type="float" office:value="273481.623600927" calcext:value-type="float">
            <text:p>273,482</text:p>
          </table:table-cell>
          <table:table-cell table:style-name="ce24" table:formula="of:=[.D37]*(1+[.$H$5])^(1)" office:value-type="float" office:value="8159.54937486282" calcext:value-type="float">
            <text:p>8,160</text:p>
          </table:table-cell>
          <table:table-cell table:formula="of:=[.C38]/[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38]*(1+[.$H$4])^(1)" office:value-type="float" office:value="948069.628483214" calcext:value-type="float">
            <text:p>948,070</text:p>
          </table:table-cell>
          <table:table-cell table:formula="of:=[.$H$9]*[.B39]" office:value-type="float" office:value="284420.888544964" calcext:value-type="float">
            <text:p>284,421</text:p>
          </table:table-cell>
          <table:table-cell table:style-name="ce24" table:formula="of:=[.D38]*(1+[.$H$5])^(1)" office:value-type="float" office:value="8322.74036236008" calcext:value-type="float">
            <text:p>8,323</text:p>
          </table:table-cell>
          <table:table-cell table:formula="of:=[.C39]/[.D39]" office:value-type="float" office:value="34.1739470609067" calcext:value-type="float">
            <text:p>34.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39]*(1+[.$H$4])^(1)" office:value-type="float" office:value="985992.413622543" calcext:value-type="float">
            <text:p>985,992</text:p>
          </table:table-cell>
          <table:table-cell table:formula="of:=[.$H$9]*[.B40]" office:value-type="float" office:value="295797.724086763" calcext:value-type="float">
            <text:p>295,798</text:p>
          </table:table-cell>
          <table:table-cell table:style-name="ce24" table:formula="of:=[.D39]*(1+[.$H$5])^(1)" office:value-type="float" office:value="8489.19516960728" calcext:value-type="float">
            <text:p>8,489</text:p>
          </table:table-cell>
          <table:table-cell table:formula="of:=[.C40]/[.D40]" office:value-type="float" office:value="34.8440244542578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0]*(1+[.$H$4])^(1)" office:value-type="float" office:value="1025432.11016744" calcext:value-type="float">
            <text:p>1,025,432</text:p>
          </table:table-cell>
          <table:table-cell table:formula="of:=[.$H$9]*[.B41]" office:value-type="float" office:value="307629.633050233" calcext:value-type="float">
            <text:p>307,630</text:p>
          </table:table-cell>
          <table:table-cell table:style-name="ce24" table:formula="of:=[.D40]*(1+[.$H$5])^(1)" office:value-type="float" office:value="8658.97907299943" calcext:value-type="float">
            <text:p>8,659</text:p>
          </table:table-cell>
          <table:table-cell table:formula="of:=[.C41]/[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2">
          <table:table-cell/>
          <table:table-cell table:formula="of:=AVERAGE([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ison.A4:comparison.P33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8:40:47.574167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6H46M56S</meta:editing-duration>
    <meta:editing-cycles>50</meta:editing-cycles>
    <meta:generator>LibreOffice/5.1.6.2$Linux_X86_64 LibreOffice_project/10m0$Build-2</meta:generator>
    <dc:date>2018-06-28T22:32:05.097285967</dc:date>
    <meta:document-statistic meta:table-count="11" meta:cell-count="2347" meta:object-count="0"/>
  </office:meta>
</office:document-meta>
</file>